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1.58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90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93cm" fo:break-before="auto" style:use-optimal-row-height="false"/>
    </style:style>
    <style:style style:name="ro7" style:family="table-row">
      <style:table-row-properties style:row-height="2.057cm" fo:break-before="auto" style:use-optimal-row-height="false"/>
    </style:style>
    <style:style style:name="ro8" style:family="table-row">
      <style:table-row-properties style:row-height="0.956cm" fo:break-before="auto" style:use-optimal-row-height="false"/>
    </style:style>
    <style:style style:name="ro9" style:family="table-row">
      <style:table-row-properties style:row-height="0.718cm" fo:break-before="auto" style:use-optimal-row-height="fals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2.129cm" fo:break-before="auto" style:use-optimal-row-height="false"/>
    </style:style>
    <style:style style:name="ro12" style:family="table-row">
      <style:table-row-properties style:row-height="0.813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2.201cm" fo:break-before="auto" style:use-optimal-row-height="false"/>
    </style:style>
    <style:style style:name="ro15" style:family="table-row">
      <style:table-row-properties style:row-height="2.224cm" fo:break-before="auto" style:use-optimal-row-height="false"/>
    </style:style>
    <style:style style:name="ro16" style:family="table-row">
      <style:table-row-properties style:row-height="1.626cm" fo:break-before="auto" style:use-optimal-row-height="false"/>
    </style:style>
    <style:style style:name="ro17" style:family="table-row">
      <style:table-row-properties style:row-height="1.483cm" fo:break-before="auto" style:use-optimal-row-height="false"/>
    </style:style>
    <style:style style:name="ro18" style:family="table-row">
      <style:table-row-properties style:row-height="1.363cm" fo:break-before="auto" style:use-optimal-row-height="false"/>
    </style:style>
    <style:style style:name="ro19" style:family="table-row">
      <style:table-row-properties style:row-height="2.249cm" fo:break-before="auto" style:use-optimal-row-height="false"/>
    </style:style>
    <style:style style:name="ro20" style:family="table-row">
      <style:table-row-properties style:row-height="0.908cm" fo:break-before="auto" style:use-optimal-row-height="false"/>
    </style:style>
    <style:style style:name="ro21" style:family="table-row">
      <style:table-row-properties style:row-height="0.788cm" fo:break-before="auto" style:use-optimal-row-height="false"/>
    </style:style>
    <style:style style:name="ro22" style:family="table-row">
      <style:table-row-properties style:row-height="1.722cm" fo:break-before="auto" style:use-optimal-row-height="false"/>
    </style:style>
    <style:style style:name="ro23" style:family="table-row">
      <style:table-row-properties style:row-height="1.961cm" fo:break-before="auto" style:use-optimal-row-height="false"/>
    </style:style>
    <style:style style:name="ro24" style:family="table-row">
      <style:table-row-properties style:row-height="1.819cm" fo:break-before="auto" style:use-optimal-row-height="false"/>
    </style:style>
    <style:style style:name="ro25" style:family="table-row">
      <style:table-row-properties style:row-height="1.986cm" fo:break-before="auto" style:use-optimal-row-height="false"/>
    </style:style>
    <style:style style:name="ro26" style:family="table-row">
      <style:table-row-properties style:row-height="1.436cm" fo:break-before="auto" style:use-optimal-row-height="false"/>
    </style:style>
    <style:style style:name="ro27" style:family="table-row">
      <style:table-row-properties style:row-height="0.358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wrap-option="wrap" fo:border="0.035cm solid #000000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wrap-option="wrap"/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DejaVu Sans" style:font-style-complex="normal" style:font-weight-complex="normal"/>
    </style:style>
    <style:style style:name="ce12" style:family="table-cell" style:parent-style-name="Default">
      <style:table-cell-properties fo:background-color="#00ffff"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00ffff"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0.035cm solid #000000"/>
    </style:style>
    <style:style style:name="ce18" style:family="table-cell" style:parent-style-name="Default">
      <style:table-cell-properties style:text-align-source="fix" style:repeat-content="false" fo:wrap-option="wrap" fo:border="0.035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35cm solid #000000"/>
      <style:paragraph-properties fo:text-align="center" fo:margin-left="0cm"/>
      <style:text-properties style:font-name="Arial" style:font-name-asian="Arial" style:font-name-complex="DejaVu Sans"/>
    </style:style>
    <style:style style:name="ce20" style:family="table-cell" style:parent-style-name="Default">
      <style:table-cell-properties fo:border="0.035cm solid #000000"/>
      <style:text-properties style:font-name="Arial" style:font-name-asian="Arial" style:font-name-complex="DejaVu Sans"/>
    </style:style>
    <style:style style:name="ce21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spetti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3" table:default-cell-style-name="ce1"/>
        <table:table-column table:style-name="co2" table:number-columns-repeated="1004" table:default-cell-style-name="Default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table:formula="of:=[$'RR-RP'.$B$2]" office:value-type="string" office:string-value="RR-RP">
            <text:p>RR-RP</text:p>
          </table:table-cell>
          <table:table-cell table:style-name="ce7" table:formula="of:=[$'RR-RP'.$C$2]" office:value-type="string" office:string-value="Responsabile">
            <text:p>Responsabile</text:p>
          </table:table-cell>
          <table:table-cell table:style-name="ce7" table:formula="of:=[$'RR-RP'.$D$2]" office:value-type="string" office:string-value="Amministratore">
            <text:p>Amministratore</text:p>
          </table:table-cell>
          <table:table-cell table:style-name="ce7" table:formula="of:=[$'RR-RP'.$E$2]" office:value-type="string" office:string-value="Analista">
            <text:p>Analista</text:p>
          </table:table-cell>
          <table:table-cell table:style-name="ce7" table:formula="of:=[$'RR-RP'.$F$2]" office:value-type="string" office:string-value="Progettista">
            <text:p>Progettista</text:p>
          </table:table-cell>
          <table:table-cell table:style-name="ce7" table:formula="of:=[$'RR-RP'.$G$2]" office:value-type="string" office:string-value="Programmatore">
            <text:p>Programmatore</text:p>
          </table:table-cell>
          <table:table-cell table:style-name="ce7" table:formula="of:=[$'RR-RP'.$H$2]" office:value-type="string" office:string-value="Verificatore">
            <text:p>Verificatore</text:p>
          </table:table-cell>
          <table:table-cell table:style-name="ce7" table:formula="of:=[$'RR-RP'.$I$2]" office:value-type="string" office:string-value="Ore Totali">
            <text:p>Ore Totali</text:p>
          </table:table-cell>
          <table:table-cell table:style-name="ce15" table:formula="of:=[$'RR-RP'.$J$2]" office:value-type="string" office:string-value="ore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3]" office:value-type="string" office:string-value="Baron">
            <text:p>Baron</text:p>
          </table:table-cell>
          <table:table-cell table:style-name="ce8" table:formula="of:=[$'RR-RP'.$C$3]" office:value-type="float" office:value="8">
            <text:p>8</text:p>
          </table:table-cell>
          <table:table-cell table:style-name="ce8" table:formula="of:=[$'RR-RP'.$D$3]" office:value-type="float" office:value="0">
            <text:p>0</text:p>
          </table:table-cell>
          <table:table-cell table:style-name="ce8" table:formula="of:=[$'RR-RP'.$E$3]" office:value-type="float" office:value="12">
            <text:p>12</text:p>
          </table:table-cell>
          <table:table-cell table:style-name="ce8" table:formula="of:=[$'RR-RP'.$F$3]" office:value-type="float" office:value="15">
            <text:p>15</text:p>
          </table:table-cell>
          <table:table-cell table:style-name="ce8" table:formula="of:=[$'RR-RP'.$G$3]" office:value-type="float" office:value="0">
            <text:p>0</text:p>
          </table:table-cell>
          <table:table-cell table:style-name="ce8" table:formula="of:=[$'RR-RP'.$H$3]" office:value-type="float" office:value="0">
            <text:p>0</text:p>
          </table:table-cell>
          <table:table-cell table:style-name="ce8" table:formula="of:=[$'RR-RP'.$I$3]" office:value-type="float" office:value="35">
            <text:p>35</text:p>
          </table:table-cell>
          <table:table-cell table:style-name="ce16" table:formula="of:=[$'RR-RP'.$J$3]" office:value-type="float" office:value="245">
            <text:p>24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4]" office:value-type="string" office:string-value="Caputo">
            <text:p>Caputo</text:p>
          </table:table-cell>
          <table:table-cell table:style-name="ce8" table:formula="of:=[$'RR-RP'.$C$4]" office:value-type="float" office:value="0">
            <text:p>0</text:p>
          </table:table-cell>
          <table:table-cell table:style-name="ce8" table:formula="of:=[$'RR-RP'.$D$4]" office:value-type="float" office:value="14">
            <text:p>14</text:p>
          </table:table-cell>
          <table:table-cell table:style-name="ce8" table:formula="of:=[$'RR-RP'.$E$4]" office:value-type="float" office:value="0">
            <text:p>0</text:p>
          </table:table-cell>
          <table:table-cell table:style-name="ce8" table:formula="of:=[$'RR-RP'.$F$4]" office:value-type="float" office:value="15">
            <text:p>15</text:p>
          </table:table-cell>
          <table:table-cell table:style-name="ce8" table:formula="of:=[$'RR-RP'.$G$4]" office:value-type="float" office:value="0">
            <text:p>0</text:p>
          </table:table-cell>
          <table:table-cell table:style-name="ce8" table:formula="of:=[$'RR-RP'.$H$4]" office:value-type="float" office:value="6">
            <text:p>6</text:p>
          </table:table-cell>
          <table:table-cell table:style-name="ce8" table:formula="of:=[$'RR-RP'.$I$4]" office:value-type="float" office:value="35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5]" office:value-type="string" office:string-value="Daminato">
            <text:p>Daminato</text:p>
          </table:table-cell>
          <table:table-cell table:style-name="ce8" table:formula="of:=[$'RR-RP'.$C$5]" office:value-type="float" office:value="10">
            <text:p>10</text:p>
          </table:table-cell>
          <table:table-cell table:style-name="ce8" table:formula="of:=[$'RR-RP'.$D$5]" office:value-type="float" office:value="0">
            <text:p>0</text:p>
          </table:table-cell>
          <table:table-cell table:style-name="ce8" table:formula="of:=[$'RR-RP'.$E$5]" office:value-type="float" office:value="10">
            <text:p>10</text:p>
          </table:table-cell>
          <table:table-cell table:style-name="ce8" table:formula="of:=[$'RR-RP'.$F$5]" office:value-type="float" office:value="15">
            <text:p>15</text:p>
          </table:table-cell>
          <table:table-cell table:style-name="ce8" table:formula="of:=[$'RR-RP'.$G$5]" office:value-type="float" office:value="0">
            <text:p>0</text:p>
          </table:table-cell>
          <table:table-cell table:style-name="ce8" table:formula="of:=[$'RR-RP'.$H$5]" office:value-type="float" office:value="0">
            <text:p>0</text:p>
          </table:table-cell>
          <table:table-cell table:style-name="ce8" table:formula="of:=[$'RR-RP'.$I$5]" office:value-type="float" office:value="35">
            <text:p>35</text:p>
          </table:table-cell>
          <table:table-cell table:style-name="ce15" table:formula="of:=[$'RR-RP'.$J$5]" office:value-type="string" office:string-value="soldi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6]" office:value-type="string" office:string-value="Lovato">
            <text:p>Lovato</text:p>
          </table:table-cell>
          <table:table-cell table:style-name="ce8" table:formula="of:=[$'RR-RP'.$C$6]" office:value-type="float" office:value="0">
            <text:p>0</text:p>
          </table:table-cell>
          <table:table-cell table:style-name="ce8" table:formula="of:=[$'RR-RP'.$D$6]" office:value-type="float" office:value="0">
            <text:p>0</text:p>
          </table:table-cell>
          <table:table-cell table:style-name="ce8" table:formula="of:=[$'RR-RP'.$E$6]" office:value-type="float" office:value="4">
            <text:p>4</text:p>
          </table:table-cell>
          <table:table-cell table:style-name="ce8" table:formula="of:=[$'RR-RP'.$F$6]" office:value-type="float" office:value="10">
            <text:p>10</text:p>
          </table:table-cell>
          <table:table-cell table:style-name="ce8" table:formula="of:=[$'RR-RP'.$G$6]" office:value-type="float" office:value="0">
            <text:p>0</text:p>
          </table:table-cell>
          <table:table-cell table:style-name="ce8" table:formula="of:=[$'RR-RP'.$H$6]" office:value-type="float" office:value="21">
            <text:p>21</text:p>
          </table:table-cell>
          <table:table-cell table:style-name="ce8" table:formula="of:=[$'RR-RP'.$I$6]" office:value-type="float" office:value="35">
            <text:p>35</text:p>
          </table:table-cell>
          <table:table-cell table:style-name="ce16" table:formula="of:=[$'RR-RP'.$J$6]" office:value-type="float" office:value="5015">
            <text:p>50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7]" office:value-type="string" office:string-value="Mandolo">
            <text:p>Mandolo</text:p>
          </table:table-cell>
          <table:table-cell table:style-name="ce8" table:formula="of:=[$'RR-RP'.$C$7]" office:value-type="float" office:value="0">
            <text:p>0</text:p>
          </table:table-cell>
          <table:table-cell table:style-name="ce8" table:formula="of:=[$'RR-RP'.$D$7]" office:value-type="float" office:value="0">
            <text:p>0</text:p>
          </table:table-cell>
          <table:table-cell table:style-name="ce8" table:formula="of:=[$'RR-RP'.$E$7]" office:value-type="float" office:value="0">
            <text:p>0</text:p>
          </table:table-cell>
          <table:table-cell table:style-name="ce8" table:formula="of:=[$'RR-RP'.$F$7]" office:value-type="float" office:value="15">
            <text:p>15</text:p>
          </table:table-cell>
          <table:table-cell table:style-name="ce8" table:formula="of:=[$'RR-RP'.$G$7]" office:value-type="float" office:value="0">
            <text:p>0</text:p>
          </table:table-cell>
          <table:table-cell table:style-name="ce8" table:formula="of:=[$'RR-RP'.$H$7]" office:value-type="float" office:value="20">
            <text:p>20</text:p>
          </table:table-cell>
          <table:table-cell table:style-name="ce8" table:formula="of:=[$'RR-RP'.$I$7]" office:value-type="float" office:value="35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8]" office:value-type="string" office:string-value="Palazzin">
            <text:p>Palazzin</text:p>
          </table:table-cell>
          <table:table-cell table:style-name="ce8" table:formula="of:=[$'RR-RP'.$C$8]" office:value-type="float" office:value="0">
            <text:p>0</text:p>
          </table:table-cell>
          <table:table-cell table:style-name="ce8" table:formula="of:=[$'RR-RP'.$D$8]" office:value-type="float" office:value="7">
            <text:p>7</text:p>
          </table:table-cell>
          <table:table-cell table:style-name="ce8" table:formula="of:=[$'RR-RP'.$E$8]" office:value-type="float" office:value="0">
            <text:p>0</text:p>
          </table:table-cell>
          <table:table-cell table:style-name="ce8" table:formula="of:=[$'RR-RP'.$F$8]" office:value-type="float" office:value="10">
            <text:p>10</text:p>
          </table:table-cell>
          <table:table-cell table:style-name="ce8" table:formula="of:=[$'RR-RP'.$G$8]" office:value-type="float" office:value="0">
            <text:p>0</text:p>
          </table:table-cell>
          <table:table-cell table:style-name="ce8" table:formula="of:=[$'RR-RP'.$H$8]" office:value-type="float" office:value="18">
            <text:p>18</text:p>
          </table:table-cell>
          <table:table-cell table:style-name="ce8" table:formula="of:=[$'RR-RP'.$I$8]" office:value-type="float" office:value="35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R-RP'.$B$9]" office:value-type="string" office:string-value="Trezzi">
            <text:p>Trezzi</text:p>
          </table:table-cell>
          <table:table-cell table:style-name="ce8" table:formula="of:=[$'RR-RP'.$C$9]" office:value-type="float" office:value="0">
            <text:p>0</text:p>
          </table:table-cell>
          <table:table-cell table:style-name="ce8" table:formula="of:=[$'RR-RP'.$D$9]" office:value-type="float" office:value="0">
            <text:p>0</text:p>
          </table:table-cell>
          <table:table-cell table:style-name="ce8" table:formula="of:=[$'RR-RP'.$E$9]" office:value-type="float" office:value="4">
            <text:p>4</text:p>
          </table:table-cell>
          <table:table-cell table:style-name="ce8" table:formula="of:=[$'RR-RP'.$F$9]" office:value-type="float" office:value="15">
            <text:p>15</text:p>
          </table:table-cell>
          <table:table-cell table:style-name="ce11" table:formula="of:=[$'RR-RP'.$G$9]" office:value-type="float" office:value="0">
            <text:p>0</text:p>
          </table:table-cell>
          <table:table-cell table:style-name="ce8" table:formula="of:=[$'RR-RP'.$H$9]" office:value-type="float" office:value="16">
            <text:p>16</text:p>
          </table:table-cell>
          <table:table-cell table:style-name="ce8" table:formula="of:=[$'RR-RP'.$I$9]" office:value-type="float" office:value="35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[$'RR-RP'.$C$10]" office:value-type="float" office:value="18">
            <text:p>18</text:p>
          </table:table-cell>
          <table:table-cell table:style-name="ce9" table:formula="of:=[$'RR-RP'.$D$10]" office:value-type="float" office:value="21">
            <text:p>21</text:p>
          </table:table-cell>
          <table:table-cell table:style-name="ce9" table:formula="of:=[$'RR-RP'.$E$10]" office:value-type="float" office:value="30">
            <text:p>30</text:p>
          </table:table-cell>
          <table:table-cell table:style-name="ce9" table:formula="of:=[$'RR-RP'.$F$10]" office:value-type="float" office:value="95">
            <text:p>95</text:p>
          </table:table-cell>
          <table:table-cell table:style-name="ce9" table:formula="of:=[$'RR-RP'.$G$10]" office:value-type="float" office:value="0">
            <text:p>0</text:p>
          </table:table-cell>
          <table:table-cell table:style-name="ce9" table:formula="of:=[$'RR-RP'.$H$10]" office:value-type="float" office:value="81">
            <text:p>81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1">
          <table:table-cell table:style-name="ce2"/>
          <table:table-cell table:style-name="ce4" table:formula="of:=[$'RP-RQ'.$B$2]" office:value-type="string" office:string-value="RP-RQ">
            <text:p>RP-RQ</text:p>
          </table:table-cell>
          <table:table-cell table:style-name="ce7" table:formula="of:=[$'RP-RQ'.$C$2]" office:value-type="string" office:string-value="Responsabile">
            <text:p>Responsabile</text:p>
          </table:table-cell>
          <table:table-cell table:style-name="ce7" table:formula="of:=[$'RP-RQ'.$D$2]" office:value-type="string" office:string-value="Amministratore">
            <text:p>Amministratore</text:p>
          </table:table-cell>
          <table:table-cell table:style-name="ce7" table:formula="of:=[$'RP-RQ'.$E$2]" office:value-type="string" office:string-value="Analista">
            <text:p>Analista</text:p>
          </table:table-cell>
          <table:table-cell table:style-name="ce7" table:formula="of:=[$'RP-RQ'.$F$2]" office:value-type="string" office:string-value="Progettista">
            <text:p>Progettista</text:p>
          </table:table-cell>
          <table:table-cell table:style-name="ce12" table:formula="of:=[$'RP-RQ'.$G$2]" office:value-type="string" office:string-value="Programmatore">
            <text:p>Programmatore</text:p>
          </table:table-cell>
          <table:table-cell table:style-name="ce7" table:formula="of:=[$'RP-RQ'.$H$2]" office:value-type="string" office:string-value="Verificatore">
            <text:p>Verificatore</text:p>
          </table:table-cell>
          <table:table-cell table:style-name="ce7" table:formula="of:=[$'RP-RQ'.$I$2]" office:value-type="string" office:string-value="Ore Totali">
            <text:p>Ore Totali</text:p>
          </table:table-cell>
          <table:table-cell table:style-name="ce15" table:formula="of:=[$'RP-RQ'.$J$2]" office:value-type="string" office:string-value="ore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3]" office:value-type="string" office:string-value="Baron">
            <text:p>Baron</text:p>
          </table:table-cell>
          <table:table-cell table:style-name="ce8" table:formula="of:=[$'RP-RQ'.$C$3]" office:value-type="float" office:value="0">
            <text:p>0</text:p>
          </table:table-cell>
          <table:table-cell table:style-name="ce8" table:formula="of:=[$'RP-RQ'.$D$3]" office:value-type="float" office:value="0">
            <text:p>0</text:p>
          </table:table-cell>
          <table:table-cell table:style-name="ce8" table:formula="of:=[$'RP-RQ'.$E$3]" office:value-type="float" office:value="0">
            <text:p>0</text:p>
          </table:table-cell>
          <table:table-cell table:style-name="ce8" table:formula="of:=[$'RP-RQ'.$F$3]" office:value-type="float" office:value="10">
            <text:p>10</text:p>
          </table:table-cell>
          <table:table-cell table:style-name="ce8" table:formula="of:=[$'RP-RQ'.$G$3]" office:value-type="float" office:value="10">
            <text:p>10</text:p>
          </table:table-cell>
          <table:table-cell table:style-name="ce8" table:formula="of:=[$'RP-RQ'.$H$3]" office:value-type="float" office:value="30">
            <text:p>30</text:p>
          </table:table-cell>
          <table:table-cell table:style-name="ce8" table:formula="of:=[$'RP-RQ'.$I$3]" office:value-type="float" office:value="50">
            <text:p>50</text:p>
          </table:table-cell>
          <table:table-cell table:style-name="ce16" table:formula="of:=[$'RP-RQ'.$J$3]" office:value-type="float" office:value="355">
            <text:p>35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4]" office:value-type="string" office:string-value="Caputo">
            <text:p>Caputo</text:p>
          </table:table-cell>
          <table:table-cell table:style-name="ce8" table:formula="of:=[$'RP-RQ'.$C$4]" office:value-type="float" office:value="0">
            <text:p>0</text:p>
          </table:table-cell>
          <table:table-cell table:style-name="ce8" table:formula="of:=[$'RP-RQ'.$D$4]" office:value-type="float" office:value="0">
            <text:p>0</text:p>
          </table:table-cell>
          <table:table-cell table:style-name="ce8" table:formula="of:=[$'RP-RQ'.$E$4]" office:value-type="float" office:value="0">
            <text:p>0</text:p>
          </table:table-cell>
          <table:table-cell table:style-name="ce8" table:formula="of:=[$'RP-RQ'.$F$4]" office:value-type="float" office:value="15">
            <text:p>15</text:p>
          </table:table-cell>
          <table:table-cell table:style-name="ce8" table:formula="of:=[$'RP-RQ'.$G$4]" office:value-type="float" office:value="20">
            <text:p>20</text:p>
          </table:table-cell>
          <table:table-cell table:style-name="ce8" table:formula="of:=[$'RP-RQ'.$H$4]" office:value-type="float" office:value="16">
            <text:p>16</text:p>
          </table:table-cell>
          <table:table-cell table:style-name="ce8" table:formula="of:=[$'RP-RQ'.$I$4]" office:value-type="float" office:value="51">
            <text:p>5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5]" office:value-type="string" office:string-value="Daminato">
            <text:p>Daminato</text:p>
          </table:table-cell>
          <table:table-cell table:style-name="ce8" table:formula="of:=[$'RP-RQ'.$C$5]" office:value-type="float" office:value="0">
            <text:p>0</text:p>
          </table:table-cell>
          <table:table-cell table:style-name="ce8" table:formula="of:=[$'RP-RQ'.$D$5]" office:value-type="float" office:value="4">
            <text:p>4</text:p>
          </table:table-cell>
          <table:table-cell table:style-name="ce8" table:formula="of:=[$'RP-RQ'.$E$5]" office:value-type="float" office:value="0">
            <text:p>0</text:p>
          </table:table-cell>
          <table:table-cell table:style-name="ce8" table:formula="of:=[$'RP-RQ'.$F$5]" office:value-type="float" office:value="15">
            <text:p>15</text:p>
          </table:table-cell>
          <table:table-cell table:style-name="ce8" table:formula="of:=[$'RP-RQ'.$G$5]" office:value-type="float" office:value="20">
            <text:p>20</text:p>
          </table:table-cell>
          <table:table-cell table:style-name="ce8" table:formula="of:=[$'RP-RQ'.$H$5]" office:value-type="float" office:value="12">
            <text:p>12</text:p>
          </table:table-cell>
          <table:table-cell table:style-name="ce8" table:formula="of:=[$'RP-RQ'.$I$5]" office:value-type="float" office:value="51">
            <text:p>51</text:p>
          </table:table-cell>
          <table:table-cell table:style-name="ce15" table:formula="of:=[$'RP-RQ'.$J$5]" office:value-type="string" office:string-value="soldi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6]" office:value-type="string" office:string-value="Lovato">
            <text:p>Lovato</text:p>
          </table:table-cell>
          <table:table-cell table:style-name="ce8" table:formula="of:=[$'RP-RQ'.$C$6]" office:value-type="float" office:value="0">
            <text:p>0</text:p>
          </table:table-cell>
          <table:table-cell table:style-name="ce8" table:formula="of:=[$'RP-RQ'.$D$6]" office:value-type="float" office:value="9">
            <text:p>9</text:p>
          </table:table-cell>
          <table:table-cell table:style-name="ce8" table:formula="of:=[$'RP-RQ'.$E$6]" office:value-type="float" office:value="0">
            <text:p>0</text:p>
          </table:table-cell>
          <table:table-cell table:style-name="ce8" table:formula="of:=[$'RP-RQ'.$F$6]" office:value-type="float" office:value="15">
            <text:p>15</text:p>
          </table:table-cell>
          <table:table-cell table:style-name="ce8" table:formula="of:=[$'RP-RQ'.$G$6]" office:value-type="float" office:value="10">
            <text:p>10</text:p>
          </table:table-cell>
          <table:table-cell table:style-name="ce8" table:formula="of:=[$'RP-RQ'.$H$6]" office:value-type="float" office:value="17">
            <text:p>17</text:p>
          </table:table-cell>
          <table:table-cell table:style-name="ce8" table:formula="of:=[$'RP-RQ'.$I$6]" office:value-type="float" office:value="51">
            <text:p>51</text:p>
          </table:table-cell>
          <table:table-cell table:style-name="ce16" table:formula="of:=[$'RP-RQ'.$J$6]" office:value-type="float" office:value="6250">
            <text:p>625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7]" office:value-type="string" office:string-value="Mandolo">
            <text:p>Mandolo</text:p>
          </table:table-cell>
          <table:table-cell table:style-name="ce8" table:formula="of:=[$'RP-RQ'.$C$7]" office:value-type="float" office:value="5">
            <text:p>5</text:p>
          </table:table-cell>
          <table:table-cell table:style-name="ce8" table:formula="of:=[$'RP-RQ'.$D$7]" office:value-type="float" office:value="0">
            <text:p>0</text:p>
          </table:table-cell>
          <table:table-cell table:style-name="ce8" table:formula="of:=[$'RP-RQ'.$E$7]" office:value-type="float" office:value="0">
            <text:p>0</text:p>
          </table:table-cell>
          <table:table-cell table:style-name="ce8" table:formula="of:=[$'RP-RQ'.$F$7]" office:value-type="float" office:value="10">
            <text:p>10</text:p>
          </table:table-cell>
          <table:table-cell table:style-name="ce8" table:formula="of:=[$'RP-RQ'.$G$7]" office:value-type="float" office:value="20">
            <text:p>20</text:p>
          </table:table-cell>
          <table:table-cell table:style-name="ce8" table:formula="of:=[$'RP-RQ'.$H$7]" office:value-type="float" office:value="16">
            <text:p>16</text:p>
          </table:table-cell>
          <table:table-cell table:style-name="ce8" table:formula="of:=[$'RP-RQ'.$I$7]" office:value-type="float" office:value="51">
            <text:p>5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8]" office:value-type="string" office:string-value="Palazzin">
            <text:p>Palazzin</text:p>
          </table:table-cell>
          <table:table-cell table:style-name="ce8" table:formula="of:=[$'RP-RQ'.$C$8]" office:value-type="float" office:value="0">
            <text:p>0</text:p>
          </table:table-cell>
          <table:table-cell table:style-name="ce8" table:formula="of:=[$'RP-RQ'.$D$8]" office:value-type="float" office:value="0">
            <text:p>0</text:p>
          </table:table-cell>
          <table:table-cell table:style-name="ce8" table:formula="of:=[$'RP-RQ'.$E$8]" office:value-type="float" office:value="0">
            <text:p>0</text:p>
          </table:table-cell>
          <table:table-cell table:style-name="ce8" table:formula="of:=[$'RP-RQ'.$F$8]" office:value-type="float" office:value="20">
            <text:p>20</text:p>
          </table:table-cell>
          <table:table-cell table:style-name="ce8" table:formula="of:=[$'RP-RQ'.$G$8]" office:value-type="float" office:value="15">
            <text:p>15</text:p>
          </table:table-cell>
          <table:table-cell table:style-name="ce8" table:formula="of:=[$'RP-RQ'.$H$8]" office:value-type="float" office:value="15">
            <text:p>15</text:p>
          </table:table-cell>
          <table:table-cell table:style-name="ce8" table:formula="of:=[$'RP-RQ'.$I$8]" office:value-type="float" office:value="50">
            <text:p>5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P-RQ'.$B$9]" office:value-type="string" office:string-value="Trezzi">
            <text:p>Trezzi</text:p>
          </table:table-cell>
          <table:table-cell table:style-name="ce8" table:formula="of:=[$'RP-RQ'.$C$9]" office:value-type="float" office:value="8">
            <text:p>8</text:p>
          </table:table-cell>
          <table:table-cell table:style-name="ce8" table:formula="of:=[$'RP-RQ'.$D$9]" office:value-type="float" office:value="0">
            <text:p>0</text:p>
          </table:table-cell>
          <table:table-cell table:style-name="ce8" table:formula="of:=[$'RP-RQ'.$E$9]" office:value-type="float" office:value="0">
            <text:p>0</text:p>
          </table:table-cell>
          <table:table-cell table:style-name="ce8" table:formula="of:=[$'RP-RQ'.$F$9]" office:value-type="float" office:value="10">
            <text:p>10</text:p>
          </table:table-cell>
          <table:table-cell table:style-name="ce8" table:formula="of:=[$'RP-RQ'.$G$9]" office:value-type="float" office:value="20">
            <text:p>20</text:p>
          </table:table-cell>
          <table:table-cell table:style-name="ce8" table:formula="of:=[$'RP-RQ'.$H$9]" office:value-type="float" office:value="13">
            <text:p>13</text:p>
          </table:table-cell>
          <table:table-cell table:style-name="ce8" table:formula="of:=[$'RP-RQ'.$I$9]" office:value-type="float" office:value="51">
            <text:p>51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[$'RP-RQ'.$C$10]" office:value-type="float" office:value="13">
            <text:p>13</text:p>
          </table:table-cell>
          <table:table-cell table:style-name="ce9" table:formula="of:=[$'RP-RQ'.$D$10]" office:value-type="float" office:value="13">
            <text:p>13</text:p>
          </table:table-cell>
          <table:table-cell table:style-name="ce9" table:formula="of:=[$'RP-RQ'.$E$10]" office:value-type="float" office:value="0">
            <text:p>0</text:p>
          </table:table-cell>
          <table:table-cell table:style-name="ce9" table:formula="of:=[$'RP-RQ'.$F$10]" office:value-type="float" office:value="95">
            <text:p>95</text:p>
          </table:table-cell>
          <table:table-cell table:style-name="ce9" table:formula="of:=[$'RP-RQ'.$G$10]" office:value-type="float" office:value="115">
            <text:p>115</text:p>
          </table:table-cell>
          <table:table-cell table:style-name="ce9" table:formula="of:=[$'RP-RQ'.$H$10]" office:value-type="float" office:value="119">
            <text:p>119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2">
          <table:table-cell table:style-name="ce2"/>
          <table:table-cell table:style-name="ce4" table:formula="of:=[$'RQ-RA'.$B$2]" office:value-type="string" office:string-value="RQ-RA">
            <text:p>RQ-RA</text:p>
          </table:table-cell>
          <table:table-cell table:style-name="ce7" table:formula="of:=[$'RQ-RA'.$C$2]" office:value-type="string" office:string-value="Responsabile">
            <text:p>Responsabile</text:p>
          </table:table-cell>
          <table:table-cell table:style-name="ce7" table:formula="of:=[$'RQ-RA'.$D$2]" office:value-type="string" office:string-value="Amministratore">
            <text:p>Amministratore</text:p>
          </table:table-cell>
          <table:table-cell table:style-name="ce7" table:formula="of:=[$'RQ-RA'.$E$2]" office:value-type="string" office:string-value="Analista">
            <text:p>Analista</text:p>
          </table:table-cell>
          <table:table-cell table:style-name="ce7" table:formula="of:=[$'RQ-RA'.$F$2]" office:value-type="string" office:string-value="Progettista">
            <text:p>Progettista</text:p>
          </table:table-cell>
          <table:table-cell table:style-name="ce13" table:formula="of:=[$'RQ-RA'.$G$2]" office:value-type="string" office:string-value="Programmatore">
            <text:p>Programmatore</text:p>
          </table:table-cell>
          <table:table-cell table:style-name="ce7" table:formula="of:=[$'RQ-RA'.$H$2]" office:value-type="string" office:string-value="Verificatore">
            <text:p>Verificatore</text:p>
          </table:table-cell>
          <table:table-cell table:style-name="ce7" table:formula="of:=[$'RQ-RA'.$I$2]" office:value-type="string" office:string-value="Ore Totali">
            <text:p>Ore Totali</text:p>
          </table:table-cell>
          <table:table-cell table:style-name="ce15" table:formula="of:=[$'RQ-RA'.$J$2]" office:value-type="string" office:string-value="ore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3]" office:value-type="string" office:string-value="Baron">
            <text:p>Baron</text:p>
          </table:table-cell>
          <table:table-cell table:style-name="ce8" table:formula="of:=[$'RQ-RA'.$C$3]" office:value-type="float" office:value="0">
            <text:p>0</text:p>
          </table:table-cell>
          <table:table-cell table:style-name="ce8" table:formula="of:=[$'RQ-RA'.$D$3]" office:value-type="float" office:value="0">
            <text:p>0</text:p>
          </table:table-cell>
          <table:table-cell table:style-name="ce8" table:formula="of:=[$'RQ-RA'.$E$3]" office:value-type="float" office:value="0">
            <text:p>0</text:p>
          </table:table-cell>
          <table:table-cell table:style-name="ce8" table:formula="of:=[$'RQ-RA'.$F$3]" office:value-type="float" office:value="0">
            <text:p>0</text:p>
          </table:table-cell>
          <table:table-cell table:style-name="ce8" table:formula="of:=[$'RQ-RA'.$G$3]" office:value-type="float" office:value="15">
            <text:p>15</text:p>
          </table:table-cell>
          <table:table-cell table:style-name="ce8" table:formula="of:=[$'RQ-RA'.$H$3]" office:value-type="float" office:value="5">
            <text:p>5</text:p>
          </table:table-cell>
          <table:table-cell table:style-name="ce8" table:formula="of:=[$'RQ-RA'.$I$3]" office:value-type="float" office:value="20">
            <text:p>20</text:p>
          </table:table-cell>
          <table:table-cell table:style-name="ce16" table:formula="of:=[$'RQ-RA'.$J$3]" office:value-type="float" office:value="135">
            <text:p>13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4]" office:value-type="string" office:string-value="Caputo">
            <text:p>Caputo</text:p>
          </table:table-cell>
          <table:table-cell table:style-name="ce8" table:formula="of:=[$'RQ-RA'.$C$4]" office:value-type="float" office:value="6">
            <text:p>6</text:p>
          </table:table-cell>
          <table:table-cell table:style-name="ce8" table:formula="of:=[$'RQ-RA'.$D$4]" office:value-type="float" office:value="0">
            <text:p>0</text:p>
          </table:table-cell>
          <table:table-cell table:style-name="ce8" table:formula="of:=[$'RQ-RA'.$E$4]" office:value-type="float" office:value="0">
            <text:p>0</text:p>
          </table:table-cell>
          <table:table-cell table:style-name="ce8" table:formula="of:=[$'RQ-RA'.$F$4]" office:value-type="float" office:value="0">
            <text:p>0</text:p>
          </table:table-cell>
          <table:table-cell table:style-name="ce8" table:formula="of:=[$'RQ-RA'.$G$4]" office:value-type="float" office:value="5">
            <text:p>5</text:p>
          </table:table-cell>
          <table:table-cell table:style-name="ce8" table:formula="of:=[$'RQ-RA'.$H$4]" office:value-type="float" office:value="8">
            <text:p>8</text:p>
          </table:table-cell>
          <table:table-cell table:style-name="ce8" table:formula="of:=[$'RQ-RA'.$I$4]" office:value-type="float" office:value="19">
            <text:p>1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5]" office:value-type="string" office:string-value="Daminato">
            <text:p>Daminato</text:p>
          </table:table-cell>
          <table:table-cell table:style-name="ce8" table:formula="of:=[$'RQ-RA'.$C$5]" office:value-type="float" office:value="0">
            <text:p>0</text:p>
          </table:table-cell>
          <table:table-cell table:style-name="ce8" table:formula="of:=[$'RQ-RA'.$D$5]" office:value-type="float" office:value="0">
            <text:p>0</text:p>
          </table:table-cell>
          <table:table-cell table:style-name="ce8" table:formula="of:=[$'RQ-RA'.$E$5]" office:value-type="float" office:value="0">
            <text:p>0</text:p>
          </table:table-cell>
          <table:table-cell table:style-name="ce8" table:formula="of:=[$'RQ-RA'.$F$5]" office:value-type="float" office:value="0">
            <text:p>0</text:p>
          </table:table-cell>
          <table:table-cell table:style-name="ce8" table:formula="of:=[$'RQ-RA'.$G$5]" office:value-type="float" office:value="0">
            <text:p>0</text:p>
          </table:table-cell>
          <table:table-cell table:style-name="ce8" table:formula="of:=[$'RQ-RA'.$H$5]" office:value-type="float" office:value="19">
            <text:p>19</text:p>
          </table:table-cell>
          <table:table-cell table:style-name="ce8" table:formula="of:=[$'RQ-RA'.$I$5]" office:value-type="float" office:value="19">
            <text:p>19</text:p>
          </table:table-cell>
          <table:table-cell table:style-name="ce15" table:formula="of:=[$'RQ-RA'.$J$5]" office:value-type="string" office:string-value="soldi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6]" office:value-type="string" office:string-value="Lovato">
            <text:p>Lovato</text:p>
          </table:table-cell>
          <table:table-cell table:style-name="ce8" table:formula="of:=[$'RQ-RA'.$C$6]" office:value-type="float" office:value="0">
            <text:p>0</text:p>
          </table:table-cell>
          <table:table-cell table:style-name="ce8" table:formula="of:=[$'RQ-RA'.$D$6]" office:value-type="float" office:value="0">
            <text:p>0</text:p>
          </table:table-cell>
          <table:table-cell table:style-name="ce8" table:formula="of:=[$'RQ-RA'.$E$6]" office:value-type="float" office:value="0">
            <text:p>0</text:p>
          </table:table-cell>
          <table:table-cell table:style-name="ce8" table:formula="of:=[$'RQ-RA'.$F$6]" office:value-type="float" office:value="5">
            <text:p>5</text:p>
          </table:table-cell>
          <table:table-cell table:style-name="ce8" table:formula="of:=[$'RQ-RA'.$G$6]" office:value-type="float" office:value="10">
            <text:p>10</text:p>
          </table:table-cell>
          <table:table-cell table:style-name="ce8" table:formula="of:=[$'RQ-RA'.$H$6]" office:value-type="float" office:value="4">
            <text:p>4</text:p>
          </table:table-cell>
          <table:table-cell table:style-name="ce8" table:formula="of:=[$'RQ-RA'.$I$6]" office:value-type="float" office:value="19">
            <text:p>19</text:p>
          </table:table-cell>
          <table:table-cell table:style-name="ce16" table:formula="of:=[$'RQ-RA'.$J$6]" office:value-type="float" office:value="2195">
            <text:p>219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7]" office:value-type="string" office:string-value="Mandolo">
            <text:p>Mandolo</text:p>
          </table:table-cell>
          <table:table-cell table:style-name="ce8" table:formula="of:=[$'RQ-RA'.$C$7]" office:value-type="float" office:value="0">
            <text:p>0</text:p>
          </table:table-cell>
          <table:table-cell table:style-name="ce8" table:formula="of:=[$'RQ-RA'.$D$7]" office:value-type="float" office:value="0">
            <text:p>0</text:p>
          </table:table-cell>
          <table:table-cell table:style-name="ce8" table:formula="of:=[$'RQ-RA'.$E$7]" office:value-type="float" office:value="0">
            <text:p>0</text:p>
          </table:table-cell>
          <table:table-cell table:style-name="ce8" table:formula="of:=[$'RQ-RA'.$F$7]" office:value-type="float" office:value="0">
            <text:p>0</text:p>
          </table:table-cell>
          <table:table-cell table:style-name="ce8" table:formula="of:=[$'RQ-RA'.$G$7]" office:value-type="float" office:value="10">
            <text:p>10</text:p>
          </table:table-cell>
          <table:table-cell table:style-name="ce8" table:formula="of:=[$'RQ-RA'.$H$7]" office:value-type="float" office:value="9">
            <text:p>9</text:p>
          </table:table-cell>
          <table:table-cell table:style-name="ce8" table:formula="of:=[$'RQ-RA'.$I$7]" office:value-type="float" office:value="19">
            <text:p>1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8]" office:value-type="string" office:string-value="Palazzin">
            <text:p>Palazzin</text:p>
          </table:table-cell>
          <table:table-cell table:style-name="ce8" table:formula="of:=[$'RQ-RA'.$C$8]" office:value-type="float" office:value="0">
            <text:p>0</text:p>
          </table:table-cell>
          <table:table-cell table:style-name="ce8" table:formula="of:=[$'RQ-RA'.$D$8]" office:value-type="float" office:value="0">
            <text:p>0</text:p>
          </table:table-cell>
          <table:table-cell table:style-name="ce8" table:formula="of:=[$'RQ-RA'.$E$8]" office:value-type="float" office:value="0">
            <text:p>0</text:p>
          </table:table-cell>
          <table:table-cell table:style-name="ce8" table:formula="of:=[$'RQ-RA'.$F$8]" office:value-type="float" office:value="0">
            <text:p>0</text:p>
          </table:table-cell>
          <table:table-cell table:style-name="ce8" table:formula="of:=[$'RQ-RA'.$G$8]" office:value-type="float" office:value="0">
            <text:p>0</text:p>
          </table:table-cell>
          <table:table-cell table:style-name="ce8" table:formula="of:=[$'RQ-RA'.$H$8]" office:value-type="float" office:value="20">
            <text:p>20</text:p>
          </table:table-cell>
          <table:table-cell table:style-name="ce8" table:formula="of:=[$'RQ-RA'.$I$8]" office:value-type="float" office:value="20">
            <text:p>2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table:formula="of:=[$'RQ-RA'.$B$9]" office:value-type="string" office:string-value="Trezzi">
            <text:p>Trezzi</text:p>
          </table:table-cell>
          <table:table-cell table:style-name="ce8" table:formula="of:=[$'RQ-RA'.$C$9]" office:value-type="float" office:value="0">
            <text:p>0</text:p>
          </table:table-cell>
          <table:table-cell table:style-name="ce8" table:formula="of:=[$'RQ-RA'.$D$9]" office:value-type="float" office:value="9">
            <text:p>9</text:p>
          </table:table-cell>
          <table:table-cell table:style-name="ce8" table:formula="of:=[$'RQ-RA'.$E$9]" office:value-type="float" office:value="0">
            <text:p>0</text:p>
          </table:table-cell>
          <table:table-cell table:style-name="ce8" table:formula="of:=[$'RQ-RA'.$F$9]" office:value-type="float" office:value="0">
            <text:p>0</text:p>
          </table:table-cell>
          <table:table-cell table:style-name="ce8" table:formula="of:=[$'RQ-RA'.$G$9]" office:value-type="float" office:value="10">
            <text:p>10</text:p>
          </table:table-cell>
          <table:table-cell table:style-name="ce8" table:formula="of:=[$'RQ-RA'.$H$9]" office:value-type="float" office:value="0">
            <text:p>0</text:p>
          </table:table-cell>
          <table:table-cell table:style-name="ce8" table:formula="of:=[$'RQ-RA'.$I$9]" office:value-type="float" office:value="19">
            <text:p>19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9" table:formula="of:=[$'RQ-RA'.$C$10]" office:value-type="float" office:value="6">
            <text:p>6</text:p>
          </table:table-cell>
          <table:table-cell table:style-name="ce9" table:formula="of:=[$'RQ-RA'.$D$10]" office:value-type="float" office:value="9">
            <text:p>9</text:p>
          </table:table-cell>
          <table:table-cell table:style-name="ce9" table:formula="of:=[$'RQ-RA'.$E$10]" office:value-type="float" office:value="0">
            <text:p>0</text:p>
          </table:table-cell>
          <table:table-cell table:style-name="ce9" table:formula="of:=[$'RQ-RA'.$F$10]" office:value-type="float" office:value="5">
            <text:p>5</text:p>
          </table:table-cell>
          <table:table-cell table:style-name="ce9" table:formula="of:=[$'RQ-RA'.$G$10]" office:value-type="float" office:value="50">
            <text:p>50</text:p>
          </table:table-cell>
          <table:table-cell table:style-name="ce9" table:formula="of:=[$'RQ-RA'.$H$10]" office:value-type="float" office:value="65">
            <text:p>65</text:p>
          </table:table-cell>
          <table:table-cell table:style-name="ce5"/>
          <table:table-cell table:number-columns-repeated="1015"/>
        </table:table-row>
        <table:table-row table:style-name="ro3">
          <table:table-cell/>
          <table:table-cell office:value-type="string">
            <text:p>*scrittura manuale utente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TOTALE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5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 table:formula="of:=([.C3]+[.C13])+[.C23]" office:value-type="float" office:value="8">
            <text:p>8</text:p>
          </table:table-cell>
          <table:table-cell table:style-name="ce8" table:formula="of:=([.D3]+[.D13])+[.D23]" office:value-type="float" office:value="0">
            <text:p>0</text:p>
          </table:table-cell>
          <table:table-cell table:style-name="ce8" table:formula="of:=([.E3]+[.E13])+[.E23]" office:value-type="float" office:value="12">
            <text:p>12</text:p>
          </table:table-cell>
          <table:table-cell table:style-name="ce8" table:formula="of:=([.F3]+[.F13])+[.F23]" office:value-type="float" office:value="25">
            <text:p>25</text:p>
          </table:table-cell>
          <table:table-cell table:style-name="ce8" table:formula="of:=([.G3]+[.G13])+[.G23]" office:value-type="float" office:value="25">
            <text:p>25</text:p>
          </table:table-cell>
          <table:table-cell table:style-name="ce8" table:formula="of:=([.H3]+[.H13])+[.H23]" office:value-type="float" office:value="35">
            <text:p>35</text:p>
          </table:table-cell>
          <table:table-cell table:style-name="ce8" table:formula="of:=([.I3]+[.I13])+[.I23]" office:value-type="float" office:value="105">
            <text:p>105</text:p>
          </table:table-cell>
          <table:table-cell table:style-name="ce16" table:formula="of:=SUM([.I34:.I40])" office:value-type="float" office:value="735">
            <text:p>73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 table:formula="of:=([.C4]+[.C14])+[.C24]" office:value-type="float" office:value="6">
            <text:p>6</text:p>
          </table:table-cell>
          <table:table-cell table:style-name="ce8" table:formula="of:=([.D4]+[.D14])+[.D24]" office:value-type="float" office:value="14">
            <text:p>14</text:p>
          </table:table-cell>
          <table:table-cell table:style-name="ce8" table:formula="of:=([.E4]+[.E14])+[.E24]" office:value-type="float" office:value="0">
            <text:p>0</text:p>
          </table:table-cell>
          <table:table-cell table:style-name="ce8" table:formula="of:=([.F4]+[.F14])+[.F24]" office:value-type="float" office:value="30">
            <text:p>30</text:p>
          </table:table-cell>
          <table:table-cell table:style-name="ce8" table:formula="of:=([.G4]+[.G14])+[.G24]" office:value-type="float" office:value="25">
            <text:p>25</text:p>
          </table:table-cell>
          <table:table-cell table:style-name="ce8" table:formula="of:=([.H4]+[.H14])+[.H24]" office:value-type="float" office:value="30">
            <text:p>30</text:p>
          </table:table-cell>
          <table:table-cell table:style-name="ce8" table:formula="of:=([.I4]+[.I14])+[.I24]" office:value-type="float" office:value="105">
            <text:p>10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 table:formula="of:=([.C5]+[.C15])+[.C25]" office:value-type="float" office:value="10">
            <text:p>10</text:p>
          </table:table-cell>
          <table:table-cell table:style-name="ce8" table:formula="of:=([.D5]+[.D15])+[.D25]" office:value-type="float" office:value="4">
            <text:p>4</text:p>
          </table:table-cell>
          <table:table-cell table:style-name="ce8" table:formula="of:=([.E5]+[.E15])+[.E25]" office:value-type="float" office:value="10">
            <text:p>10</text:p>
          </table:table-cell>
          <table:table-cell table:style-name="ce8" table:formula="of:=([.F5]+[.F15])+[.F25]" office:value-type="float" office:value="30">
            <text:p>30</text:p>
          </table:table-cell>
          <table:table-cell table:style-name="ce8" table:formula="of:=([.G5]+[.G15])+[.G25]" office:value-type="float" office:value="20">
            <text:p>20</text:p>
          </table:table-cell>
          <table:table-cell table:style-name="ce8" table:formula="of:=([.H5]+[.H15])+[.H25]" office:value-type="float" office:value="31">
            <text:p>31</text:p>
          </table:table-cell>
          <table:table-cell table:style-name="ce8" table:formula="of:=([.I5]+[.I15])+[.I25]" office:value-type="float" office:value="105">
            <text:p>105</text:p>
          </table:table-cell>
          <table:table-cell table:style-name="ce15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 table:formula="of:=([.C6]+[.C16])+[.C26]" office:value-type="float" office:value="0">
            <text:p>0</text:p>
          </table:table-cell>
          <table:table-cell table:style-name="ce8" table:formula="of:=([.D6]+[.D16])+[.D26]" office:value-type="float" office:value="9">
            <text:p>9</text:p>
          </table:table-cell>
          <table:table-cell table:style-name="ce8" table:formula="of:=([.E6]+[.E16])+[.E26]" office:value-type="float" office:value="4">
            <text:p>4</text:p>
          </table:table-cell>
          <table:table-cell table:style-name="ce8" table:formula="of:=([.F6]+[.F16])+[.F26]" office:value-type="float" office:value="30">
            <text:p>30</text:p>
          </table:table-cell>
          <table:table-cell table:style-name="ce8" table:formula="of:=([.G6]+[.G16])+[.G26]" office:value-type="float" office:value="20">
            <text:p>20</text:p>
          </table:table-cell>
          <table:table-cell table:style-name="ce8" table:formula="of:=([.H6]+[.H16])+[.H26]" office:value-type="float" office:value="42">
            <text:p>42</text:p>
          </table:table-cell>
          <table:table-cell table:style-name="ce8" table:formula="of:=([.I6]+[.I16])+[.I26]" office:value-type="float" office:value="105">
            <text:p>105</text:p>
          </table:table-cell>
          <table:table-cell table:style-name="ce16" table:formula="of:=SUM(PRODUCT(SUM([.C34:.C40]);30);PRODUCT(SUM([.D34:.D40]);20);PRODUCT(SUM([.E34:.E40]);25);PRODUCT(SUM([.F34:.F40]);22);PRODUCT(SUM([.G34:.G40]);15);PRODUCT(SUM([.H34:.H40]);15))" office:value-type="float" office:value="13460">
            <text:p>1346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 table:formula="of:=([.C7]+[.C17])+[.C27]" office:value-type="float" office:value="5">
            <text:p>5</text:p>
          </table:table-cell>
          <table:table-cell table:style-name="ce8" table:formula="of:=([.D7]+[.D17])+[.D27]" office:value-type="float" office:value="0">
            <text:p>0</text:p>
          </table:table-cell>
          <table:table-cell table:style-name="ce8" table:formula="of:=([.E7]+[.E17])+[.E27]" office:value-type="float" office:value="0">
            <text:p>0</text:p>
          </table:table-cell>
          <table:table-cell table:style-name="ce8" table:formula="of:=([.F7]+[.F17])+[.F27]" office:value-type="float" office:value="25">
            <text:p>25</text:p>
          </table:table-cell>
          <table:table-cell table:style-name="ce8" table:formula="of:=([.G7]+[.G17])+[.G27]" office:value-type="float" office:value="30">
            <text:p>30</text:p>
          </table:table-cell>
          <table:table-cell table:style-name="ce8" table:formula="of:=([.H7]+[.H17])+[.H27]" office:value-type="float" office:value="45">
            <text:p>45</text:p>
          </table:table-cell>
          <table:table-cell table:style-name="ce8" table:formula="of:=([.I7]+[.I17])+[.I27]" office:value-type="float" office:value="105">
            <text:p>10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table:formula="of:=([.C8]+[.C18])+[.C28]" office:value-type="float" office:value="0">
            <text:p>0</text:p>
          </table:table-cell>
          <table:table-cell table:style-name="ce8" table:formula="of:=([.D8]+[.D18])+[.D28]" office:value-type="float" office:value="7">
            <text:p>7</text:p>
          </table:table-cell>
          <table:table-cell table:style-name="ce8" table:formula="of:=([.E8]+[.E18])+[.E28]" office:value-type="float" office:value="0">
            <text:p>0</text:p>
          </table:table-cell>
          <table:table-cell table:style-name="ce8" table:formula="of:=([.F8]+[.F18])+[.F28]" office:value-type="float" office:value="30">
            <text:p>30</text:p>
          </table:table-cell>
          <table:table-cell table:style-name="ce8" table:formula="of:=([.G8]+[.G18])+[.G28]" office:value-type="float" office:value="15">
            <text:p>15</text:p>
          </table:table-cell>
          <table:table-cell table:style-name="ce8" table:formula="of:=([.H8]+[.H18])+[.H28]" office:value-type="float" office:value="53">
            <text:p>53</text:p>
          </table:table-cell>
          <table:table-cell table:style-name="ce8" table:formula="of:=([.I8]+[.I18])+[.I28]" office:value-type="float" office:value="105">
            <text:p>10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 table:formula="of:=([.C9]+[.C19])+[.C29]" office:value-type="float" office:value="8">
            <text:p>8</text:p>
          </table:table-cell>
          <table:table-cell table:style-name="ce8" table:formula="of:=([.D9]+[.D19])+[.D29]" office:value-type="float" office:value="9">
            <text:p>9</text:p>
          </table:table-cell>
          <table:table-cell table:style-name="ce8" table:formula="of:=([.E9]+[.E19])+[.E29]" office:value-type="float" office:value="4">
            <text:p>4</text:p>
          </table:table-cell>
          <table:table-cell table:style-name="ce8" table:formula="of:=([.F9]+[.F19])+[.F29]" office:value-type="float" office:value="25">
            <text:p>25</text:p>
          </table:table-cell>
          <table:table-cell table:style-name="ce8" table:formula="of:=([.G9]+[.G19])+[.G29]" office:value-type="float" office:value="30">
            <text:p>30</text:p>
          </table:table-cell>
          <table:table-cell table:style-name="ce8" table:formula="of:=([.H9]+[.H19])+[.H29]" office:value-type="float" office:value="29">
            <text:p>29</text:p>
          </table:table-cell>
          <table:table-cell table:style-name="ce8" table:formula="of:=([.I9]+[.I19])+[.I29]" office:value-type="float" office:value="105">
            <text:p>105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table:style-name="ce5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2"/>
          <table:table-cell table:formula="of:=SUM([.C34:.C40])" office:value-type="float" office:value="37">
            <text:p>37</text:p>
          </table:table-cell>
          <table:table-cell table:formula="of:=SUM([.D34:.D40])" office:value-type="float" office:value="43">
            <text:p>43</text:p>
          </table:table-cell>
          <table:table-cell table:formula="of:=SUM([.E34:.E40])" office:value-type="float" office:value="30">
            <text:p>30</text:p>
          </table:table-cell>
          <table:table-cell table:formula="of:=SUM([.F34:.F40])" office:value-type="float" office:value="195">
            <text:p>195</text:p>
          </table:table-cell>
          <table:table-cell table:formula="of:=SUM([.G34:.G40])" office:value-type="float" office:value="165">
            <text:p>165</text:p>
          </table:table-cell>
          <table:table-cell table:formula="of:=SUM([.H34:.H40])" office:value-type="float" office:value="265">
            <text:p>265</text:p>
          </table:table-cell>
          <table:table-cell table:formula="of:=SUM([.C42:.H42])" office:value-type="float" office:value="735">
            <text:p>735</text:p>
          </table:table-cell>
          <table:table-cell office:value-type="float" office:value="735">
            <text:p>73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14" office:value-type="string">
            <text:p>totale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PRODUCT([.C42:.C43])" office:value-type="float" office:value="1110">
            <text:p>1110</text:p>
          </table:table-cell>
          <table:table-cell table:formula="of:=PRODUCT([.D42:.D43])" office:value-type="float" office:value="860">
            <text:p>860</text:p>
          </table:table-cell>
          <table:table-cell table:formula="of:=PRODUCT([.E42:.E43])" office:value-type="float" office:value="750">
            <text:p>750</text:p>
          </table:table-cell>
          <table:table-cell table:formula="of:=PRODUCT([.F42:.F43])" office:value-type="float" office:value="4290">
            <text:p>4290</text:p>
          </table:table-cell>
          <table:table-cell table:formula="of:=PRODUCT([.G42:.G43])" office:value-type="float" office:value="2475">
            <text:p>2475</text:p>
          </table:table-cell>
          <table:table-cell table:formula="of:=PRODUCT([.H42:.H43])" office:value-type="float" office:value="3975">
            <text:p>3975</text:p>
          </table:table-cell>
          <table:table-cell table:formula="of:=SUM([.C45:.H45])" office:value-type="float" office:value="13460">
            <text:p>13460</text:p>
          </table:table-cell>
          <table:table-cell table:number-columns-repeated="1015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-RP" table:style-name="ta2" table:print="false"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ce18"/>
        <table:table-column table:style-name="co7" table:default-cell-style-name="ce8"/>
        <table:table-column table:style-name="co6" table:number-columns-repeated="3" table:default-cell-style-name="ce18"/>
        <table:table-column table:style-name="co8" table:number-columns-repeated="2" table:default-cell-style-name="Default"/>
        <table:table-row table:style-name="ro4">
          <table:table-cell/>
          <table:table-cell table:style-name="Default" table:number-columns-repeated="7"/>
          <table:table-cell table:number-columns-repeated="2"/>
        </table:table-row>
        <table:table-row table:style-name="ro5">
          <table:table-cell/>
          <table:table-cell office:value-type="string">
            <text:p>RR-RP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5" office:value-type="string">
            <text:p>ore</text:p>
          </table:table-cell>
        </table:table-row>
        <table:table-row table:style-name="ro5">
          <table:table-cell/>
          <table:table-cell office:value-type="string">
            <text:p>Baron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formula="of:=SUM([.C3:.H3])" office:value-type="float" office:value="35">
            <text:p>35</text:p>
          </table:table-cell>
          <table:table-cell table:style-name="ce16" table:formula="of:=SUM([.I3:.I9])" office:value-type="float" office:value="245">
            <text:p>245</text:p>
          </table:table-cell>
        </table:table-row>
        <table:table-row table:style-name="ro5">
          <table:table-cell/>
          <table:table-cell office:value-type="string">
            <text:p>Capu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table:formula="of:=SUM([.C4:.H4])" office:value-type="float" office:value="35">
            <text:p>35</text:p>
          </table:table-cell>
          <table:table-cell table:style-name="ce16"/>
        </table:table-row>
        <table:table-row table:style-name="ro5">
          <table:table-cell/>
          <table:table-cell office:value-type="string">
            <text:p>Daminat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formula="of:=SUM([.C5:.H5])" office:value-type="float" office:value="35">
            <text:p>35</text:p>
          </table:table-cell>
          <table:table-cell table:style-name="ce15" office:value-type="string">
            <text:p>soldi</text:p>
          </table:table-cell>
        </table:table-row>
        <table:table-row table:style-name="ro5">
          <table:table-cell/>
          <table:table-cell office:value-type="string">
            <text:p>Lova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table:formula="of:=SUM([.C6:.H6])" office:value-type="float" office:value="35">
            <text:p>35</text:p>
          </table:table-cell>
          <table:table-cell table:style-name="ce16" table:formula="of:=SUM(PRODUCT(SUM([.C3:.C9]);30);PRODUCT(SUM([.D3:.D9]);20);PRODUCT(SUM([.E3:.E9]);25);PRODUCT(SUM([.F3:.F9]);22);PRODUCT(SUM([.G3:.G9]);15);PRODUCT(SUM([.H3:.H9]);15))" office:value-type="float" office:value="5015">
            <text:p>5015</text:p>
          </table:table-cell>
        </table:table-row>
        <table:table-row table:style-name="ro5">
          <table:table-cell/>
          <table:table-cell office:value-type="string">
            <text:p>Mandol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table:formula="of:=SUM([.C7:.H7])" office:value-type="float" office:value="35">
            <text:p>35</text:p>
          </table:table-cell>
          <table:table-cell table:style-name="ce16"/>
        </table:table-row>
        <table:table-row table:style-name="ro5">
          <table:table-cell/>
          <table:table-cell office:value-type="string">
            <text:p>Palazzi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table:formula="of:=SUM([.C8:.H8])" office:value-type="float" office:value="35">
            <text:p>35</text:p>
          </table:table-cell>
          <table:table-cell table:style-name="ce16"/>
        </table:table-row>
        <table:table-row table:style-name="ro5">
          <table:table-cell/>
          <table:table-cell office:value-type="string">
            <text:p>Trezzi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8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table:formula="of:=SUM([.C9:.H9])" office:value-type="float" office:value="35">
            <text:p>35</text:p>
          </table:table-cell>
          <table:table-cell table:style-name="ce16"/>
        </table:table-row>
        <table:table-row table:style-name="ro5">
          <table:table-cell/>
          <table:table-cell table:style-name="ce5"/>
          <table:table-cell table:style-name="ce9" table:formula="of:=SUM([.C3:.C9])" office:value-type="float" office:value="18">
            <text:p>18</text:p>
          </table:table-cell>
          <table:table-cell table:style-name="ce9" table:formula="of:=SUM([.D3:.D9])" office:value-type="float" office:value="21">
            <text:p>21</text:p>
          </table:table-cell>
          <table:table-cell table:style-name="ce9" table:formula="of:=SUM([.E3:.E9])" office:value-type="float" office:value="30">
            <text:p>30</text:p>
          </table:table-cell>
          <table:table-cell table:style-name="ce9" table:formula="of:=SUM([.F3:.F9])" office:value-type="float" office:value="95">
            <text:p>95</text:p>
          </table:table-cell>
          <table:table-cell table:style-name="ce9" table:formula="of:=SUM([.G3:.G9])" office:value-type="float" office:value="0">
            <text:p>0</text:p>
          </table:table-cell>
          <table:table-cell table:style-name="ce9" table:formula="of:=SUM([.H3:.H9])" office:value-type="float" office:value="81">
            <text:p>81</text:p>
          </table:table-cell>
          <table:table-cell table:style-name="ce5"/>
          <table:table-cell table:style-name="ce1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6">
          <table:table-cell/>
          <table:table-cell office:value-type="string">
            <text:p>Attivita'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number-columns-repeated="2"/>
        </table:table-row>
        <table:table-row table:style-name="ro7">
          <table:table-cell/>
          <table:table-cell table:style-name="ce17" office:value-type="string">
            <text:p>Progett. Architetturale</text:p>
          </table:table-cell>
          <table:table-cell table:number-columns-repeated="2"/>
          <table:table-cell table:style-name="ce19" office:value-type="string">
            <text:p>Lovato(4) </text:p>
          </table:table-cell>
          <table:table-cell office:value-type="string">
            <text:p>Daminato(15) Mandolo(15) Baron(15) <text:s/>Caputo(15)</text:p>
          </table:table-cell>
          <table:table-cell table:number-columns-repeated="4"/>
        </table:table-row>
        <table:table-row table:style-name="ro8">
          <table:table-cell/>
          <table:table-cell table:style-name="ce17" office:value-type="string">
            <text:p>Progett. Dettaglio 1 (inizio)</text:p>
          </table:table-cell>
          <table:table-cell table:number-columns-repeated="2"/>
          <table:table-cell table:style-name="ce19" office:value-type="string">
            <text:p>Trezzi(4)</text:p>
          </table:table-cell>
          <table:table-cell office:value-type="string">
            <text:p>Lovato(10) Palazzin(10)</text:p>
          </table:table-cell>
          <table:table-cell table:number-columns-repeated="4"/>
        </table:table-row>
        <table:table-row table:style-name="ro9">
          <table:table-cell/>
          <table:table-cell table:style-name="ce17" office:value-type="string">
            <text:p>Aggiornamento PP (v2)</text:p>
          </table:table-cell>
          <table:table-cell office:value-type="string">
            <text:p>Baron(5)</text:p>
          </table:table-cell>
          <table:table-cell office:value-type="string">
            <text:p>Caputo(5)</text:p>
          </table:table-cell>
          <table:table-cell table:style-name="ce18"/>
          <table:table-cell table:number-columns-repeated="5"/>
        </table:table-row>
        <table:table-row table:style-name="ro10">
          <table:table-cell/>
          <table:table-cell table:style-name="ce17" office:value-type="string">
            <text:p>Aggiornamento PQ (v2)</text:p>
          </table:table-cell>
          <table:table-cell table:number-columns-repeated="2"/>
          <table:table-cell table:style-name="ce18"/>
          <table:table-cell office:value-type="string">
            <text:p>Trezzi(3)</text:p>
          </table:table-cell>
          <table:table-cell/>
          <table:table-cell office:value-type="string">
            <text:p>Lovato(8) Mandolo(7) Palazzin(5)</text:p>
          </table:table-cell>
          <table:table-cell table:number-columns-repeated="2"/>
        </table:table-row>
        <table:table-row table:style-name="ro10">
          <table:table-cell/>
          <table:table-cell table:style-name="ce17" office:value-type="string">
            <text:p>Correzione documenti RR</text:p>
          </table:table-cell>
          <table:table-cell office:value-type="string">
            <text:p>Daminato(10)</text:p>
          </table:table-cell>
          <table:table-cell office:value-type="string">
            <text:p>Palazzin(7)</text:p>
          </table:table-cell>
          <table:table-cell table:style-name="ce18" office:value-type="string">
            <text:p>Baron(12) Daminato(10)</text:p>
          </table:table-cell>
          <table:table-cell office:value-type="string">
            <text:p>Trezzi(12)</text:p>
          </table:table-cell>
          <table:table-cell table:number-columns-repeated="4"/>
        </table:table-row>
        <table:table-row table:style-name="ro11">
          <table:table-cell/>
          <table:table-cell table:style-name="ce17" office:value-type="string">
            <text:p>Verifica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Caputo(6) Lovato(13) Mandolo(13) Palazzin(13) Trezzi(16)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>
            <text:p>Controllo e Gestione Attivita'</text:p>
          </table:table-cell>
          <table:table-cell office:value-type="string">
            <text:p>Baron(3)</text:p>
          </table:table-cell>
          <table:table-cell/>
          <table:table-cell table:style-name="ce18"/>
          <table:table-cell table:number-columns-repeated="5"/>
        </table:table-row>
        <table:table-row table:style-name="ro9">
          <table:table-cell/>
          <table:table-cell table:style-name="ce17" office:value-type="string">
            <text:p>Gestione Strumentazione</text:p>
          </table:table-cell>
          <table:table-cell/>
          <table:table-cell office:value-type="string">
            <text:p>Caputo(9)</text:p>
          </table:table-cell>
          <table:table-cell table:style-name="ce18"/>
          <table:table-cell table:number-columns-repeated="5"/>
        </table:table-row>
        <table:table-row table:style-name="ro12">
          <table:table-cell/>
          <table:table-cell table:style-name="Default" table:number-columns-repeated="7"/>
          <table:table-cell table:number-columns-repeated="2"/>
        </table:table-row>
        <table:table-row table:style-name="ro12">
          <table:table-cell/>
          <table:table-cell table:style-name="Default">
            <draw:frame table:end-cell-address="'RR-RP'.I49" table:end-x="1.593cm" table:end-y="0.026cm" draw:z-index="0" draw:style-name="gr1" svg:width="25cm" svg:height="11.999cm" svg:x="0.06cm" svg:y="0.084cm">
              <draw:object draw:notify-on-update-of-ranges="'RR-RP'.B3:'RR-RP'.B9 'RR-RP'.C2:'RR-RP'.C2 'RR-RP'.C3:'RR-RP'.C9 'RR-RP'.D2:'RR-RP'.D2 'RR-RP'.D3:'RR-RP'.D9 'RR-RP'.E2:'RR-RP'.E2 'RR-RP'.E3:'RR-RP'.E9 'RR-RP'.F2:'RR-RP'.F2 'RR-RP'.F3:'RR-RP'.F9 'RR-RP'.G2:'RR-RP'.G2 'RR-RP'.G3:'RR-RP'.G9 'RR-RP'.H2:'RR-RP'.H2 'RR-RP'.H3:'RR-RP'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2"/>
        </table:table-row>
      </table:table>
      <table:table table:name="RP-RQ" table:style-name="ta2" table:print="false">
        <table:table-column table:style-name="co4" table:default-cell-style-name="Default"/>
        <table:table-column table:style-name="co5" table:default-cell-style-name="ce17"/>
        <table:table-column table:style-name="co6" table:number-columns-repeated="2" table:default-cell-style-name="ce18"/>
        <table:table-column table:style-name="co7" table:default-cell-style-name="ce18"/>
        <table:table-column table:style-name="co6" table:default-cell-style-name="ce18"/>
        <table:table-column table:style-name="co9" table:default-cell-style-name="ce18"/>
        <table:table-column table:style-name="co6" table:default-cell-style-name="ce18"/>
        <table:table-column table:style-name="co8" table:number-columns-repeated="2" table:default-cell-style-name="Default"/>
        <table:table-row table:style-name="ro4">
          <table:table-cell/>
          <table:table-cell table:style-name="Default" table:number-columns-repeated="7"/>
          <table:table-cell table:number-columns-repeated="2"/>
        </table:table-row>
        <table:table-row table:style-name="ro13">
          <table:table-cell/>
          <table:table-cell table:style-name="ce4" office:value-type="string">
            <text:p>RP-RQ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5" office:value-type="string">
            <text:p>ore</text:p>
          </table:table-cell>
        </table:table-row>
        <table:table-row table:style-name="ro5">
          <table:table-cell/>
          <table:table-cell table:style-name="ce4" office:value-type="string">
            <text:p>Baro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style-name="ce8" table:formula="of:=SUM([.C3:.H3])" office:value-type="float" office:value="50">
            <text:p>50</text:p>
          </table:table-cell>
          <table:table-cell table:style-name="ce16" table:formula="of:=SUM([.I3:.I9])" office:value-type="float" office:value="355">
            <text:p>355</text:p>
          </table:table-cell>
        </table:table-row>
        <table:table-row table:style-name="ro5">
          <table:table-cell/>
          <table:table-cell table:style-name="ce4" office:value-type="string">
            <text:p>Capu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">
            <text:p>16</text:p>
          </table:table-cell>
          <table:table-cell table:style-name="ce8" table:formula="of:=SUM([.C4:.H4])" office:value-type="float" office:value="51">
            <text:p>51</text:p>
          </table:table-cell>
          <table:table-cell table:style-name="ce16"/>
        </table:table-row>
        <table:table-row table:style-name="ro5">
          <table:table-cell/>
          <table:table-cell table:style-name="ce4" office:value-type="string">
            <text:p>Damina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table:formula="of:=SUM([.C5:.H5])" office:value-type="float" office:value="51">
            <text:p>51</text:p>
          </table:table-cell>
          <table:table-cell table:style-name="ce15" office:value-type="string">
            <text:p>soldi</text:p>
          </table:table-cell>
        </table:table-row>
        <table:table-row table:style-name="ro5">
          <table:table-cell/>
          <table:table-cell table:style-name="ce4" office:value-type="string">
            <text:p>Lova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table:formula="of:=SUM([.C6:.H6])" office:value-type="float" office:value="51">
            <text:p>51</text:p>
          </table:table-cell>
          <table:table-cell table:style-name="ce16" table:formula="of:=SUM(PRODUCT(SUM([.C3:.C9]);30);PRODUCT(SUM([.D3:.D9]);20);PRODUCT(SUM([.E3:.E9]);25);PRODUCT(SUM([.F3:.F9]);22);PRODUCT(SUM([.G3:.G9]);15);PRODUCT(SUM([.H3:.H9]);15))" office:value-type="float" office:value="6250">
            <text:p>6250</text:p>
          </table:table-cell>
        </table:table-row>
        <table:table-row table:style-name="ro5">
          <table:table-cell/>
          <table:table-cell table:style-name="ce4" office:value-type="string">
            <text:p>Mandol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">
            <text:p>16</text:p>
          </table:table-cell>
          <table:table-cell table:style-name="ce8" table:formula="of:=SUM([.C7:.H7])" office:value-type="float" office:value="51">
            <text:p>51</text:p>
          </table:table-cell>
          <table:table-cell table:style-name="ce16"/>
        </table:table-row>
        <table:table-row table:style-name="ro5">
          <table:table-cell/>
          <table:table-cell table:style-name="ce4" office:value-type="string">
            <text:p>Palazzi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">
            <text:p>15</text:p>
          </table:table-cell>
          <table:table-cell table:style-name="ce8" table:formula="of:=SUM([.C8:.H8])" office:value-type="float" office:value="50">
            <text:p>50</text:p>
          </table:table-cell>
          <table:table-cell table:style-name="ce16"/>
        </table:table-row>
        <table:table-row table:style-name="ro5">
          <table:table-cell/>
          <table:table-cell table:style-name="ce4" office:value-type="string">
            <text:p>Trezzi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3">
            <text:p>13</text:p>
          </table:table-cell>
          <table:table-cell table:style-name="ce8" table:formula="of:=SUM([.C9:.H9])" office:value-type="float" office:value="51">
            <text:p>51</text:p>
          </table:table-cell>
          <table:table-cell table:style-name="ce16"/>
        </table:table-row>
        <table:table-row table:style-name="ro5">
          <table:table-cell/>
          <table:table-cell table:style-name="ce5"/>
          <table:table-cell table:style-name="ce9" table:formula="of:=SUM([.C3:.C9])" office:value-type="float" office:value="13">
            <text:p>13</text:p>
          </table:table-cell>
          <table:table-cell table:style-name="ce9" table:formula="of:=SUM([.D3:.D9])" office:value-type="float" office:value="13">
            <text:p>13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95">
            <text:p>95</text:p>
          </table:table-cell>
          <table:table-cell table:style-name="ce9" table:formula="of:=SUM([.G3:.G9])" office:value-type="float" office:value="115">
            <text:p>115</text:p>
          </table:table-cell>
          <table:table-cell table:style-name="ce9" table:formula="of:=SUM([.H3:.H9])" office:value-type="float" office:value="119">
            <text:p>119</text:p>
          </table:table-cell>
          <table:table-cell table:style-name="ce5"/>
          <table:table-cell table:style-name="ce1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6">
          <table:table-cell/>
          <table:table-cell table:style-name="ce4" office:value-type="string">
            <text:p>Attivita'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Progett. Dettaglio 1 (fine)</text:p>
          </table:table-cell>
          <table:table-cell table:number-columns-repeated="2"/>
          <table:table-cell table:style-name="ce19"/>
          <table:table-cell office:value-type="string">
            <text:p>Baron(10) Daminato(15) Lovato(15) Palazzin(5) Trezzi(10)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Codifica 1</text:p>
          </table:table-cell>
          <table:table-cell table:number-columns-repeated="2"/>
          <table:table-cell table:style-name="ce19"/>
          <table:table-cell/>
          <table:table-cell office:value-type="string">
            <text:p>Caputo(15) Daminato(15) Mandolo(5) Palazzin(10) Trezzi(20)</text:p>
          </table:table-cell>
          <table:table-cell table:number-columns-repeated="3"/>
        </table:table-row>
        <table:table-row table:style-name="ro16">
          <table:table-cell/>
          <table:table-cell table:style-name="ce20" office:value-type="string">
            <text:p>Progett. Dettaglio 2</text:p>
          </table:table-cell>
          <table:table-cell table:number-columns-repeated="3"/>
          <table:table-cell office:value-type="string">
            <text:p>Caputo(15) Mandolo(10) Palazzin(10)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Codifica 2</text:p>
          </table:table-cell>
          <table:table-cell table:number-columns-repeated="4"/>
          <table:table-cell office:value-type="string">
            <text:p>Baron(5) Lovato(10) Mandolo(15)</text:p>
          </table:table-cell>
          <table:table-cell table:number-columns-repeated="3"/>
        </table:table-row>
        <table:table-row table:style-name="ro18">
          <table:table-cell/>
          <table:table-cell office:value-type="string">
            <text:p>Test di Qualifica (inizio)</text:p>
          </table:table-cell>
          <table:table-cell table:number-columns-repeated="5"/>
          <table:table-cell office:value-type="string">
            <text:p>Baron(15) Lovato(17) Trezzi(13)</text:p>
          </table:table-cell>
          <table:table-cell table:number-columns-repeated="2"/>
        </table:table-row>
        <table:table-row table:style-name="ro19">
          <table:table-cell/>
          <table:table-cell office:value-type="string">
            <text:p>Verifica</text:p>
          </table:table-cell>
          <table:table-cell table:number-columns-repeated="5"/>
          <table:table-cell office:value-type="string">
            <text:p>Baron(15) Caputo(8) Daminato(6) Mandolo(11) Palazzin(15)</text:p>
          </table:table-cell>
          <table:table-cell table:number-columns-repeated="2"/>
        </table:table-row>
        <table:table-row table:style-name="ro20">
          <table:table-cell/>
          <table:table-cell office:value-type="string">
            <text:p>Controllo e Gestione Attivita'</text:p>
          </table:table-cell>
          <table:table-cell office:value-type="string">
            <text:p>Mandolo(5)</text:p>
          </table:table-cell>
          <table:table-cell table:number-columns-repeated="7"/>
        </table:table-row>
        <table:table-row table:style-name="ro20">
          <table:table-cell/>
          <table:table-cell office:value-type="string">
            <text:p>Gestione Strumentazione</text:p>
          </table:table-cell>
          <table:table-cell/>
          <table:table-cell office:value-type="string">
            <text:p>Lovato(9)</text:p>
          </table:table-cell>
          <table:table-cell table:number-columns-repeated="6"/>
        </table:table-row>
        <table:table-row table:style-name="ro21">
          <table:table-cell/>
          <table:table-cell table:style-name="ce20" office:value-type="string">
            <text:p>Correzione documenti RP</text:p>
          </table:table-cell>
          <table:table-cell table:number-columns-repeated="3"/>
          <table:table-cell office:value-type="string">
            <text:p>Palazzin(5)</text:p>
          </table:table-cell>
          <table:table-cell/>
          <table:table-cell office:value-type="string">
            <text:p>Mandolo(5)</text:p>
          </table:table-cell>
          <table:table-cell table:number-columns-repeated="2"/>
        </table:table-row>
        <table:table-row table:style-name="ro22">
          <table:table-cell/>
          <table:table-cell office:value-type="string">
            <text:p>Manuale Utente v1</text:p>
          </table:table-cell>
          <table:table-cell table:number-columns-repeated="4"/>
          <table:table-cell office:value-type="string">
            <text:p>Baron(5) Caputo(5) Daminato(5) Palazzin(5)</text:p>
          </table:table-cell>
          <table:table-cell table:number-columns-repeated="3"/>
        </table:table-row>
        <table:table-row table:style-name="ro21">
          <table:table-cell/>
          <table:table-cell office:value-type="string">
            <text:p>Aggiornamento PP (v3)</text:p>
          </table:table-cell>
          <table:table-cell office:value-type="string">
            <text:p>Trezzi(8)</text:p>
          </table:table-cell>
          <table:table-cell office:value-type="string">
            <text:p>Daminato(4)</text:p>
          </table:table-cell>
          <table:table-cell table:number-columns-repeated="6"/>
        </table:table-row>
        <table:table-row table:style-name="ro21">
          <table:table-cell/>
          <table:table-cell office:value-type="string">
            <text:p>Aggiornamento PQ (v3)</text:p>
          </table:table-cell>
          <table:table-cell table:number-columns-repeated="5"/>
          <table:table-cell table:style-name="ce19" office:value-type="string">
            <text:p>Daminato(6)</text:p>
          </table:table-cell>
          <table:table-cell table:number-columns-repeated="2"/>
        </table:table-row>
        <table:table-row table:style-name="ro21">
          <table:table-cell/>
          <table:table-cell office:value-type="string">
            <text:p>Aggiornamento PQ (v4)</text:p>
          </table:table-cell>
          <table:table-cell table:number-columns-repeated="5"/>
          <table:table-cell table:style-name="ce19" office:value-type="string">
            <text:p>Caputo(8)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>
            <draw:frame table:end-cell-address="'RP-RQ'.I55" table:end-x="1.319cm" table:end-y="0.113cm" draw:z-index="0" draw:style-name="gr1" svg:width="25cm" svg:height="11.999cm" svg:x="1.219cm" svg:y="0.146cm">
              <draw:object draw:notify-on-update-of-ranges="'RP-RQ'.B3:'RP-RQ'.B9 'RP-RQ'.C2:'RP-RQ'.C2 'RP-RQ'.C3:'RP-RQ'.C9 'RP-RQ'.D2:'RP-RQ'.D2 'RP-RQ'.D3:'RP-RQ'.D9 'RP-RQ'.E2:'RP-RQ'.E2 'RP-RQ'.E3:'RP-RQ'.E9 'RP-RQ'.F2:'RP-RQ'.F2 'RP-RQ'.F3:'RP-RQ'.F9 'RP-RQ'.G2:'RP-RQ'.G2 'RP-RQ'.G3:'RP-RQ'.G9 'RP-RQ'.H2:'RP-RQ'.H2 'RP-RQ'.H3:'RP-RQ'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  <table:table-cell table:number-columns-repeated="2"/>
        </table:table-row>
      </table:table>
      <table:table table:name="RQ-RA" table:style-name="ta2" table:print="false"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6" table:default-cell-style-name="ce18"/>
        <table:table-column table:style-name="co7" table:default-cell-style-name="ce18"/>
        <table:table-column table:style-name="co6" table:default-cell-style-name="ce18"/>
        <table:table-column table:style-name="co10" table:default-cell-style-name="ce18"/>
        <table:table-column table:style-name="co6" table:default-cell-style-name="ce18"/>
        <table:table-column table:style-name="co8" table:number-columns-repeated="2" table:default-cell-style-name="Default"/>
        <table:table-row table:style-name="ro4">
          <table:table-cell/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/>
          <table:table-cell office:value-type="string">
            <text:p>RQ-RA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13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5" office:value-type="string">
            <text:p>ore</text:p>
          </table:table-cell>
        </table:table-row>
        <table:table-row table:style-name="ro5">
          <table:table-cell/>
          <table:table-cell office:value-type="string">
            <text:p>Baro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table:formula="of:=SUM([.C3:.H3])" office:value-type="float" office:value="20">
            <text:p>20</text:p>
          </table:table-cell>
          <table:table-cell table:style-name="ce16" table:formula="of:=SUM([.C10:.H10])" office:value-type="float" office:value="135">
            <text:p>135</text:p>
          </table:table-cell>
        </table:table-row>
        <table:table-row table:style-name="ro5">
          <table:table-cell/>
          <table:table-cell office:value-type="string">
            <text:p>Caputo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table:formula="of:=SUM([.C4:.H4])" office:value-type="float" office:value="19">
            <text:p>19</text:p>
          </table:table-cell>
          <table:table-cell table:style-name="ce16"/>
        </table:table-row>
        <table:table-row table:style-name="ro5">
          <table:table-cell/>
          <table:table-cell office:value-type="string">
            <text:p>Damina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style-name="ce8" table:formula="of:=SUM([.C5:.H5])" office:value-type="float" office:value="19">
            <text:p>19</text:p>
          </table:table-cell>
          <table:table-cell table:style-name="ce15" office:value-type="string">
            <text:p>soldi</text:p>
          </table:table-cell>
        </table:table-row>
        <table:table-row table:style-name="ro5">
          <table:table-cell/>
          <table:table-cell office:value-type="string">
            <text:p>Lovat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table:formula="of:=SUM([.C6:.H6])" office:value-type="float" office:value="19">
            <text:p>19</text:p>
          </table:table-cell>
          <table:table-cell table:style-name="ce16" table:formula="of:=SUM(PRODUCT(SUM([.C3:.C9]);30);PRODUCT(SUM([.D3:.D9]);20);PRODUCT(SUM([.E3:.E9]);25);PRODUCT(SUM([.F3:.F9]);22);PRODUCT(SUM([.G3:.G9]);15);PRODUCT(SUM([.H3:.H9]);15))" office:value-type="float" office:value="2195">
            <text:p>2195</text:p>
          </table:table-cell>
        </table:table-row>
        <table:table-row table:style-name="ro5">
          <table:table-cell/>
          <table:table-cell office:value-type="string">
            <text:p>Mandol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table:formula="of:=SUM([.C7:.H7])" office:value-type="float" office:value="19">
            <text:p>19</text:p>
          </table:table-cell>
          <table:table-cell table:style-name="ce16"/>
        </table:table-row>
        <table:table-row table:style-name="ro5">
          <table:table-cell/>
          <table:table-cell office:value-type="string">
            <text:p>Palazzi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table:formula="of:=SUM([.C8:.H8])" office:value-type="float" office:value="20">
            <text:p>20</text:p>
          </table:table-cell>
          <table:table-cell table:style-name="ce16"/>
        </table:table-row>
        <table:table-row table:style-name="ro5">
          <table:table-cell/>
          <table:table-cell office:value-type="string">
            <text:p>Trezzi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table:formula="of:=SUM([.C9:.H9])" office:value-type="float" office:value="19">
            <text:p>19</text:p>
          </table:table-cell>
          <table:table-cell table:style-name="ce16"/>
        </table:table-row>
        <table:table-row table:style-name="ro5">
          <table:table-cell/>
          <table:table-cell table:style-name="ce5"/>
          <table:table-cell table:style-name="ce9" table:formula="of:=SUM([.C3:.C9])" office:value-type="float" office:value="6">
            <text:p>6</text:p>
          </table:table-cell>
          <table:table-cell table:style-name="ce9" table:formula="of:=SUM([.D3:.D9])" office:value-type="float" office:value="9">
            <text:p>9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5">
            <text:p>5</text:p>
          </table:table-cell>
          <table:table-cell table:style-name="ce9" table:formula="of:=SUM([.G3:.G9])" office:value-type="float" office:value="50">
            <text:p>50</text:p>
          </table:table-cell>
          <table:table-cell table:style-name="ce9" table:formula="of:=SUM([.H3:.H9])" office:value-type="float" office:value="65">
            <text:p>65</text:p>
          </table:table-cell>
          <table:table-cell table:style-name="ce5"/>
          <table:table-cell table:style-name="ce1"/>
        </table:table-row>
        <table:table-row table:style-name="ro4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6">
          <table:table-cell/>
          <table:table-cell office:value-type="string">
            <text:p>Attivita'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22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number-columns-repeated="2"/>
        </table:table-row>
        <table:table-row table:style-name="ro18">
          <table:table-cell/>
          <table:table-cell table:style-name="ce17" office:value-type="string">
            <text:p>Test di Qualifica (fine)</text:p>
          </table:table-cell>
          <table:table-cell table:style-name="ce18"/>
          <table:table-cell table:number-columns-repeated="4"/>
          <table:table-cell office:value-type="string">
            <text:p>Daminato(10) Caputo(8) Palazzin(12)</text:p>
          </table:table-cell>
          <table:table-cell table:number-columns-repeated="2"/>
        </table:table-row>
        <table:table-row table:style-name="ro23">
          <table:table-cell/>
          <table:table-cell table:style-name="ce20" office:value-type="string">
            <text:p>Manuale Utente v2 (ITA)</text:p>
          </table:table-cell>
          <table:table-cell table:style-name="ce18"/>
          <table:table-cell table:number-columns-repeated="3"/>
          <table:table-cell office:value-type="string">
            <text:p>Baron(15) Lovato(10) Trezzi(10)</text:p>
          </table:table-cell>
          <table:table-cell table:number-columns-repeated="3"/>
        </table:table-row>
        <table:table-row table:style-name="ro24">
          <table:table-cell/>
          <table:table-cell table:style-name="ce20" office:value-type="string">
            <text:p>Manuale Utente v2 (ENG)</text:p>
          </table:table-cell>
          <table:table-cell table:style-name="ce18"/>
          <table:table-cell table:number-columns-repeated="3"/>
          <table:table-cell office:value-type="string">
            <text:p>Caputo(5) Mandolo(10)</text:p>
          </table:table-cell>
          <table:table-cell table:number-columns-repeated="3"/>
        </table:table-row>
        <table:table-row table:style-name="ro24">
          <table:table-cell/>
          <table:table-cell table:style-name="ce20" office:value-type="string">
            <text:p>Aggiornamento PQ (v5)</text:p>
          </table:table-cell>
          <table:table-cell table:style-name="ce18"/>
          <table:table-cell table:number-columns-repeated="4"/>
          <table:table-cell office:value-type="string">
            <text:p>Daminato(5) Palazzin(5)</text:p>
          </table:table-cell>
          <table:table-cell table:number-columns-repeated="2"/>
        </table:table-row>
        <table:table-row table:style-name="ro25">
          <table:table-cell/>
          <table:table-cell table:style-name="ce21" office:value-type="string">
            <text:p>Verifica</text:p>
          </table:table-cell>
          <table:table-cell table:number-columns-repeated="5"/>
          <table:table-cell office:value-type="string">
            <text:p>Daminato(4) Lovato(4) Mandolo(9) Palazzin(3)</text:p>
          </table:table-cell>
          <table:table-cell table:number-columns-repeated="2"/>
        </table:table-row>
        <table:table-row table:style-name="ro20">
          <table:table-cell/>
          <table:table-cell table:style-name="ce17" office:value-type="string">
            <text:p>Controllo e Gestione Attivita'</text:p>
          </table:table-cell>
          <table:table-cell table:style-name="ce18" office:value-type="string">
            <text:p>Caputo(6)</text:p>
          </table:table-cell>
          <table:table-cell table:number-columns-repeated="7"/>
        </table:table-row>
        <table:table-row table:style-name="ro21">
          <table:table-cell/>
          <table:table-cell table:style-name="ce17" office:value-type="string">
            <text:p>Gestione Strumentazione</text:p>
          </table:table-cell>
          <table:table-cell table:style-name="ce18"/>
          <table:table-cell office:value-type="string">
            <text:p>Trezzi(9)</text:p>
          </table:table-cell>
          <table:table-cell table:number-columns-repeated="6"/>
        </table:table-row>
        <table:table-row table:style-name="ro26">
          <table:table-cell/>
          <table:table-cell table:style-name="ce20" office:value-type="string">
            <text:p>Correzione documenti RQ</text:p>
          </table:table-cell>
          <table:table-cell table:style-name="ce18"/>
          <table:table-cell table:number-columns-repeated="2"/>
          <table:table-cell office:value-type="string">
            <text:p>Palazzin(5)</text:p>
          </table:table-cell>
          <table:table-cell/>
          <table:table-cell office:value-type="string">
            <text:p>Baron(5)</text:p>
          </table:table-cell>
          <table:table-cell table:number-columns-repeated="2"/>
        </table:table-row>
        <table:table-row table:style-name="ro26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2"/>
        </table:table-row>
        <table:table-row table:style-name="ro26">
          <table:table-cell>
            <draw:frame table:end-cell-address="'RQ-RA'.I48" table:end-x="1.417cm" table:end-y="0.34cm" draw:z-index="0" draw:style-name="gr1" svg:width="25cm" svg:height="11.999cm" svg:x="1.219cm" svg:y="0.119cm">
              <draw:object draw:notify-on-update-of-ranges="'RQ-RA'.B3:'RQ-RA'.B9 'RQ-RA'.C2:'RQ-RA'.C2 'RQ-RA'.C3:'RQ-RA'.C9 'RQ-RA'.D2:'RQ-RA'.D2 'RQ-RA'.D3:'RQ-RA'.D9 'RQ-RA'.E2:'RQ-RA'.E2 'RQ-RA'.E3:'RQ-RA'.E9 'RQ-RA'.F2:'RQ-RA'.F2 'RQ-RA'.F3:'RQ-RA'.F9 'RQ-RA'.G2:'RQ-RA'.G2 'RQ-RA'.G3:'RQ-RA'.G9 'RQ-RA'.H2:'RQ-RA'.H2 'RQ-RA'.H3:'RQ-RA'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</table:table-row>
      </table:table>
      <table:table table:name="TOTALI" table:style-name="ta2" table:print="false">
        <table:table-column table:style-name="co8" table:number-columns-repeated="8" table:default-cell-style-name="Default"/>
        <table:table-row table:style-name="ro4" table:number-rows-repeated="2">
          <table:table-cell table:number-columns-repeated="8"/>
        </table:table-row>
        <table:table-row table:style-name="ro13">
          <table:table-cell/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</table:table-row>
        <table:table-row table:style-name="ro5">
          <table:table-cell/>
          <table:table-cell table:style-name="ce1" table:formula="of:=[$Prospetti.$C$42]" office:value-type="float" office:value="37">
            <text:p>37</text:p>
          </table:table-cell>
          <table:table-cell table:style-name="ce1" table:formula="of:=[$Prospetti.$D$42]" office:value-type="float" office:value="43">
            <text:p>43</text:p>
          </table:table-cell>
          <table:table-cell table:style-name="ce1" table:formula="of:=[$Prospetti.$E$42]" office:value-type="float" office:value="30">
            <text:p>30</text:p>
          </table:table-cell>
          <table:table-cell table:style-name="ce1" table:formula="of:=[$Prospetti.$F$42]" office:value-type="float" office:value="195">
            <text:p>195</text:p>
          </table:table-cell>
          <table:table-cell table:style-name="ce1" table:formula="of:=[$Prospetti.$G$42]" office:value-type="float" office:value="165">
            <text:p>165</text:p>
          </table:table-cell>
          <table:table-cell table:style-name="ce1" table:formula="of:=[$Prospetti.$H$42]" office:value-type="float" office:value="265">
            <text:p>265</text:p>
          </table:table-cell>
          <table:table-cell table:style-name="ce1" table:formula="of:=[$Prospetti.$I$42]" office:value-type="float" office:value="735">
            <text:p>735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>
            <draw:frame table:end-cell-address="TOTALI.L32" table:end-x="1.774cm" table:end-y="0.025cm" draw:z-index="0" draw:style-name="gr1" svg:width="23.903cm" svg:height="11.195cm" svg:x="0.452cm" svg:y="0.077cm">
              <draw:object draw:notify-on-update-of-ranges="TOTALI.B3:TOTALI.G3 TOTALI.B4:TOTALI.G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4" table:number-rows-repeated="29">
          <table:table-cell table:number-columns-repeated="8"/>
        </table:table-row>
        <table:table-row table:style-name="ro13">
          <table:table-cell/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Costo Totale</text:p>
          </table:table-cell>
        </table:table-row>
        <table:table-row table:style-name="ro5">
          <table:table-cell/>
          <table:table-cell table:style-name="ce1" table:formula="of:=[$Prospetti.$C$45]" office:value-type="float" office:value="1110">
            <text:p>1110</text:p>
          </table:table-cell>
          <table:table-cell table:style-name="ce1" table:formula="of:=[$Prospetti.$D$45]" office:value-type="float" office:value="860">
            <text:p>860</text:p>
          </table:table-cell>
          <table:table-cell table:style-name="ce1" table:formula="of:=[$Prospetti.$E$45]" office:value-type="float" office:value="750">
            <text:p>750</text:p>
          </table:table-cell>
          <table:table-cell table:style-name="ce1" table:formula="of:=[$Prospetti.$F$45]" office:value-type="float" office:value="4290">
            <text:p>4290</text:p>
          </table:table-cell>
          <table:table-cell table:style-name="ce1" table:formula="of:=[$Prospetti.$G$45]" office:value-type="float" office:value="2475">
            <text:p>2475</text:p>
          </table:table-cell>
          <table:table-cell table:style-name="ce1" table:formula="of:=[$Prospetti.$H$45]" office:value-type="float" office:value="3975">
            <text:p>3975</text:p>
          </table:table-cell>
          <table:table-cell table:style-name="ce1" table:formula="of:=[$Prospetti.$I$45]" office:value-type="float" office:value="13460">
            <text:p>13460</text:p>
          </table:table-cell>
        </table:table-row>
        <table:table-row table:style-name="ro5" table:number-rows-repeated="3">
          <table:table-cell table:number-columns-repeated="8"/>
        </table:table-row>
        <table:table-row table:style-name="ro5">
          <table:table-cell/>
          <table:table-cell>
            <draw:frame table:end-cell-address="TOTALI.L66" table:end-x="1.323cm" table:end-y="0.398cm" draw:z-index="1" draw:style-name="gr1" svg:width="23.903cm" svg:height="11.193cm" svg:x="0.001cm" svg:y="0.001cm">
              <draw:object draw:notify-on-update-of-ranges="TOTALI.B37:TOTALI.G37 TOTALI.B38:TOTALI.G3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</table:table>
      <table:table table:name="RUOLI" table:style-name="ta2" table:print="false">
        <table:table-column table:style-name="co8" table:default-cell-style-name="Default"/>
        <table:table-column table:style-name="co8" table:default-cell-style-name="ce4"/>
        <table:table-column table:style-name="co8" table:number-columns-repeated="7" table:default-cell-style-name="ce8"/>
        <table:table-column table:style-name="co8" table:default-cell-style-name="ce16"/>
        <table:table-row table:style-name="ro4" table:number-rows-repeated="2">
          <table:table-cell/>
          <table:table-cell table:style-name="Default" table:number-columns-repeated="9"/>
        </table:table-row>
        <table:table-row table:style-name="ro13">
          <table:table-cell/>
          <table:table-cell table:formula="of:=[$Prospetti.$B$33]" office:value-type="string" office:string-value="TOTALE">
            <text:p>TOTALE</text:p>
          </table:table-cell>
          <table:table-cell table:style-name="ce7" table:formula="of:=[$Prospetti.$C$33]" office:value-type="string" office:string-value="Responsabile">
            <text:p>Responsabile</text:p>
          </table:table-cell>
          <table:table-cell table:style-name="ce7" table:formula="of:=[$Prospetti.$D$33]" office:value-type="string" office:string-value="Amministratore">
            <text:p>Amministratore</text:p>
          </table:table-cell>
          <table:table-cell table:style-name="ce7" table:formula="of:=[$Prospetti.$E$33]" office:value-type="string" office:string-value="Analista">
            <text:p>Analista</text:p>
          </table:table-cell>
          <table:table-cell table:style-name="ce7" table:formula="of:=[$Prospetti.$F$33]" office:value-type="string" office:string-value="Progettista">
            <text:p>Progettista</text:p>
          </table:table-cell>
          <table:table-cell table:style-name="ce7" table:formula="of:=[$Prospetti.$G$33]" office:value-type="string" office:string-value="Programmatore">
            <text:p>Programmatore</text:p>
          </table:table-cell>
          <table:table-cell table:style-name="ce7" table:formula="of:=[$Prospetti.$H$33]" office:value-type="string" office:string-value="Verificatore">
            <text:p>Verificatore</text:p>
          </table:table-cell>
          <table:table-cell table:style-name="ce7" table:formula="of:=[$Prospetti.$I$33]" office:value-type="string" office:string-value="Ore Totali">
            <text:p>Ore Totali</text:p>
          </table:table-cell>
          <table:table-cell table:style-name="ce15" table:formula="of:=[$Prospetti.$J$33]" office:value-type="string" office:string-value="ore">
            <text:p>ore</text:p>
          </table:table-cell>
        </table:table-row>
        <table:table-row table:style-name="ro5">
          <table:table-cell/>
          <table:table-cell table:formula="of:=[$Prospetti.$B$34]" office:value-type="string" office:string-value="Baron">
            <text:p>Baron</text:p>
          </table:table-cell>
          <table:table-cell table:formula="of:=[$Prospetti.$C$34]" office:value-type="float" office:value="8">
            <text:p>8</text:p>
          </table:table-cell>
          <table:table-cell table:formula="of:=[$Prospetti.$D$34]" office:value-type="float" office:value="0">
            <text:p>0</text:p>
          </table:table-cell>
          <table:table-cell table:formula="of:=[$Prospetti.$E$34]" office:value-type="float" office:value="12">
            <text:p>12</text:p>
          </table:table-cell>
          <table:table-cell table:formula="of:=[$Prospetti.$F$34]" office:value-type="float" office:value="25">
            <text:p>25</text:p>
          </table:table-cell>
          <table:table-cell table:formula="of:=[$Prospetti.$G$34]" office:value-type="float" office:value="25">
            <text:p>25</text:p>
          </table:table-cell>
          <table:table-cell table:formula="of:=[$Prospetti.$H$34]" office:value-type="float" office:value="35">
            <text:p>35</text:p>
          </table:table-cell>
          <table:table-cell table:formula="of:=[$Prospetti.$I$34]" office:value-type="float" office:value="105">
            <text:p>105</text:p>
          </table:table-cell>
          <table:table-cell table:formula="of:=[$Prospetti.$J$34]" office:value-type="float" office:value="735">
            <text:p>735</text:p>
          </table:table-cell>
        </table:table-row>
        <table:table-row table:style-name="ro5">
          <table:table-cell/>
          <table:table-cell table:formula="of:=[$Prospetti.$B$35]" office:value-type="string" office:string-value="Caputo">
            <text:p>Caputo</text:p>
          </table:table-cell>
          <table:table-cell table:formula="of:=[$Prospetti.$C$35]" office:value-type="float" office:value="6">
            <text:p>6</text:p>
          </table:table-cell>
          <table:table-cell table:formula="of:=[$Prospetti.$D$35]" office:value-type="float" office:value="14">
            <text:p>14</text:p>
          </table:table-cell>
          <table:table-cell table:formula="of:=[$Prospetti.$E$35]" office:value-type="float" office:value="0">
            <text:p>0</text:p>
          </table:table-cell>
          <table:table-cell table:formula="of:=[$Prospetti.$F$35]" office:value-type="float" office:value="30">
            <text:p>30</text:p>
          </table:table-cell>
          <table:table-cell table:formula="of:=[$Prospetti.$G$35]" office:value-type="float" office:value="25">
            <text:p>25</text:p>
          </table:table-cell>
          <table:table-cell table:formula="of:=[$Prospetti.$H$35]" office:value-type="float" office:value="30">
            <text:p>30</text:p>
          </table:table-cell>
          <table:table-cell table:formula="of:=[$Prospetti.$I$35]" office:value-type="float" office:value="105">
            <text:p>105</text:p>
          </table:table-cell>
          <table:table-cell/>
        </table:table-row>
        <table:table-row table:style-name="ro5">
          <table:table-cell/>
          <table:table-cell table:formula="of:=[$Prospetti.$B$36]" office:value-type="string" office:string-value="Daminato">
            <text:p>Daminato</text:p>
          </table:table-cell>
          <table:table-cell table:formula="of:=[$Prospetti.$C$36]" office:value-type="float" office:value="10">
            <text:p>10</text:p>
          </table:table-cell>
          <table:table-cell table:formula="of:=[$Prospetti.$D$36]" office:value-type="float" office:value="4">
            <text:p>4</text:p>
          </table:table-cell>
          <table:table-cell table:formula="of:=[$Prospetti.$E$36]" office:value-type="float" office:value="10">
            <text:p>10</text:p>
          </table:table-cell>
          <table:table-cell table:formula="of:=[$Prospetti.$F$36]" office:value-type="float" office:value="30">
            <text:p>30</text:p>
          </table:table-cell>
          <table:table-cell table:formula="of:=[$Prospetti.$G$36]" office:value-type="float" office:value="20">
            <text:p>20</text:p>
          </table:table-cell>
          <table:table-cell table:formula="of:=[$Prospetti.$H$36]" office:value-type="float" office:value="31">
            <text:p>31</text:p>
          </table:table-cell>
          <table:table-cell table:formula="of:=[$Prospetti.$I$36]" office:value-type="float" office:value="105">
            <text:p>105</text:p>
          </table:table-cell>
          <table:table-cell table:style-name="ce15" table:formula="of:=[$Prospetti.$J$36]" office:value-type="string" office:string-value="soldi">
            <text:p>soldi</text:p>
          </table:table-cell>
        </table:table-row>
        <table:table-row table:style-name="ro5">
          <table:table-cell/>
          <table:table-cell table:formula="of:=[$Prospetti.$B$37]" office:value-type="string" office:string-value="Lovato">
            <text:p>Lovato</text:p>
          </table:table-cell>
          <table:table-cell table:formula="of:=[$Prospetti.$C$37]" office:value-type="float" office:value="0">
            <text:p>0</text:p>
          </table:table-cell>
          <table:table-cell table:formula="of:=[$Prospetti.$D$37]" office:value-type="float" office:value="9">
            <text:p>9</text:p>
          </table:table-cell>
          <table:table-cell table:formula="of:=[$Prospetti.$E$37]" office:value-type="float" office:value="4">
            <text:p>4</text:p>
          </table:table-cell>
          <table:table-cell table:formula="of:=[$Prospetti.$F$37]" office:value-type="float" office:value="30">
            <text:p>30</text:p>
          </table:table-cell>
          <table:table-cell table:formula="of:=[$Prospetti.$G$37]" office:value-type="float" office:value="20">
            <text:p>20</text:p>
          </table:table-cell>
          <table:table-cell table:formula="of:=[$Prospetti.$H$37]" office:value-type="float" office:value="42">
            <text:p>42</text:p>
          </table:table-cell>
          <table:table-cell table:formula="of:=[$Prospetti.$I$37]" office:value-type="float" office:value="105">
            <text:p>105</text:p>
          </table:table-cell>
          <table:table-cell table:formula="of:=[$Prospetti.$J$37]" office:value-type="float" office:value="13460">
            <text:p>13460</text:p>
          </table:table-cell>
        </table:table-row>
        <table:table-row table:style-name="ro5">
          <table:table-cell/>
          <table:table-cell table:formula="of:=[$Prospetti.$B$38]" office:value-type="string" office:string-value="Mandolo">
            <text:p>Mandolo</text:p>
          </table:table-cell>
          <table:table-cell table:formula="of:=[$Prospetti.$C$38]" office:value-type="float" office:value="5">
            <text:p>5</text:p>
          </table:table-cell>
          <table:table-cell table:formula="of:=[$Prospetti.$D$38]" office:value-type="float" office:value="0">
            <text:p>0</text:p>
          </table:table-cell>
          <table:table-cell table:formula="of:=[$Prospetti.$E$38]" office:value-type="float" office:value="0">
            <text:p>0</text:p>
          </table:table-cell>
          <table:table-cell table:formula="of:=[$Prospetti.$F$38]" office:value-type="float" office:value="25">
            <text:p>25</text:p>
          </table:table-cell>
          <table:table-cell table:formula="of:=[$Prospetti.$G$38]" office:value-type="float" office:value="30">
            <text:p>30</text:p>
          </table:table-cell>
          <table:table-cell table:formula="of:=[$Prospetti.$H$38]" office:value-type="float" office:value="45">
            <text:p>45</text:p>
          </table:table-cell>
          <table:table-cell table:formula="of:=[$Prospetti.$I$38]" office:value-type="float" office:value="105">
            <text:p>105</text:p>
          </table:table-cell>
          <table:table-cell/>
        </table:table-row>
        <table:table-row table:style-name="ro5">
          <table:table-cell/>
          <table:table-cell table:formula="of:=[$Prospetti.$B$39]" office:value-type="string" office:string-value="Palazzin">
            <text:p>Palazzin</text:p>
          </table:table-cell>
          <table:table-cell table:formula="of:=[$Prospetti.$C$39]" office:value-type="float" office:value="0">
            <text:p>0</text:p>
          </table:table-cell>
          <table:table-cell table:formula="of:=[$Prospetti.$D$39]" office:value-type="float" office:value="7">
            <text:p>7</text:p>
          </table:table-cell>
          <table:table-cell table:formula="of:=[$Prospetti.$E$39]" office:value-type="float" office:value="0">
            <text:p>0</text:p>
          </table:table-cell>
          <table:table-cell table:formula="of:=[$Prospetti.$F$39]" office:value-type="float" office:value="30">
            <text:p>30</text:p>
          </table:table-cell>
          <table:table-cell table:formula="of:=[$Prospetti.$G$39]" office:value-type="float" office:value="15">
            <text:p>15</text:p>
          </table:table-cell>
          <table:table-cell table:formula="of:=[$Prospetti.$H$39]" office:value-type="float" office:value="53">
            <text:p>53</text:p>
          </table:table-cell>
          <table:table-cell table:formula="of:=[$Prospetti.$I$39]" office:value-type="float" office:value="105">
            <text:p>105</text:p>
          </table:table-cell>
          <table:table-cell/>
        </table:table-row>
        <table:table-row table:style-name="ro5">
          <table:table-cell/>
          <table:table-cell table:formula="of:=[$Prospetti.$B$40]" office:value-type="string" office:string-value="Trezzi">
            <text:p>Trezzi</text:p>
          </table:table-cell>
          <table:table-cell table:formula="of:=[$Prospetti.$C$40]" office:value-type="float" office:value="8">
            <text:p>8</text:p>
          </table:table-cell>
          <table:table-cell table:formula="of:=[$Prospetti.$D$40]" office:value-type="float" office:value="9">
            <text:p>9</text:p>
          </table:table-cell>
          <table:table-cell table:formula="of:=[$Prospetti.$E$40]" office:value-type="float" office:value="4">
            <text:p>4</text:p>
          </table:table-cell>
          <table:table-cell table:formula="of:=[$Prospetti.$F$40]" office:value-type="float" office:value="25">
            <text:p>25</text:p>
          </table:table-cell>
          <table:table-cell table:formula="of:=[$Prospetti.$G$40]" office:value-type="float" office:value="30">
            <text:p>30</text:p>
          </table:table-cell>
          <table:table-cell table:formula="of:=[$Prospetti.$H$40]" office:value-type="float" office:value="29">
            <text:p>29</text:p>
          </table:table-cell>
          <table:table-cell table:formula="of:=[$Prospetti.$I$40]" office:value-type="float" office:value="105">
            <text:p>105</text:p>
          </table:table-cell>
          <table:table-cell/>
        </table:table-row>
        <table:table-row table:style-name="ro4">
          <table:table-cell/>
          <table:table-cell table:style-name="Default" table:number-columns-repeated="9"/>
        </table:table-row>
        <table:table-row table:style-name="ro27">
          <table:table-cell>
            <draw:frame table:end-cell-address="RUOLI.M43" table:end-x="1.539cm" table:end-y="0.223cm" draw:z-index="0" draw:style-name="gr1" svg:width="26.477cm" svg:height="13.995cm" svg:x="2.159cm" svg:y="0.081cm">
              <draw:object draw:notify-on-update-of-ranges="RUOLI.B4:RUOLI.B10 RUOLI.C3:RUOLI.C3 RUOLI.C4:RUOLI.C10 RUOLI.D3:RUOLI.D3 RUOLI.D4:RUOLI.D10 RUOLI.E3:RUOLI.E3 RUOLI.E4:RUOLI.E10 RUOLI.F3:RUOLI.F3 RUOLI.F4:RUOLI.F10 RUOLI.G3:RUOLI.G3 RUOLI.G4:RUOLI.G10 RUOLI.H3:RUOLI.H3 RUOLI.H4:RUOLI.H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0" number:min-integer-digits="1"/>
      <number:text>%</number:text>
    </number:number-style>
    <number:number-style style:name="N107P0" style:volatile="true">
      <number:text>$ </number:text>
      <number:number number:decimal-places="2" number:min-integer-digits="1" number:grouping="true"/>
      <number:text> </number:text>
    </number:number-style>
    <number:number-style style:name="N107P1" style:volatile="true">
      <number:text>$ (</number:text>
      <number:number number:decimal-places="2" number:min-integer-digits="1" number:grouping="true"/>
      <number:text>)</number:text>
    </number:number-style>
    <number:number-style style:name="N107P2" style:volatile="true">
      <number:text>$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$ </number:text>
      <number:number number:decimal-places="0" number:min-integer-digits="1" number:grouping="true"/>
      <number:text> </number:text>
    </number:number-style>
    <number:number-style style:name="N110P1" style:volatile="true">
      <number:text>$ (</number:text>
      <number:number number:decimal-places="0" number:min-integer-digits="1" number:grouping="true"/>
      <number:text>)</number:text>
    </number:number-style>
    <number:number-style style:name="N110P2" style:volatile="true">
      <number:text>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04">
      <number:text>$ </number:text>
      <number:number number:decimal-places="2" number:min-integer-digits="1" number:grouping="true"/>
      <number:text> </number:text>
    </number:number-style>
    <number:number-style style:name="N105">
      <number:text>$ (</number:text>
      <number:number number:decimal-places="2" number:min-integer-digits="1" number:grouping="true"/>
      <number:text>)</number:text>
    </number:number-style>
    <number:number-style style:name="N106">
      <number:text>$ - </number:text>
    </number:number-style>
    <number:number-style style:name="N108">
      <number:text>$ </number:text>
      <number:number number:decimal-places="0" number:min-integer-digits="1" number:grouping="true"/>
      <number:text> </number:text>
    </number:number-style>
    <number:number-style style:name="N109">
      <number:text>$ (</number:text>
      <number:number number:decimal-places="0" number:min-integer-digits="1" number:grouping="true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(</number:text>
      <number:number number:decimal-places="2" number:min-integer-digits="1" number:grouping="true"/>
      <number:text>)</number:text>
    </number:number-style>
    <number:number-style style:name="N113">
      <number:text>- </number:text>
    </number:number-style>
    <number:number-style style:name="N115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number:number-style style:name="N122">
      <number:number number:decimal-places="0" number:min-integer-digits="0"/>
    </number:number-style>
    <number:percentage-style style:name="N5103" number:language="it" number:country="IT">
      <number:number number:decimal-places="0" number:min-integer-digits="0"/>
      <number:text>%</number:text>
    </number:percentage-style>
    <number:number-style style:name="N5104" number:language="it" number:country="IT">
      <number:number number:decimal-places="0" number:min-integer-digits="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3"/>
    <style:style style:name="Currency" style:family="table-cell" style:parent-style-name="Default" style:data-style-name="N107"/>
    <style:style style:name="Currency_5b_0_5d_" style:display-name="Currency[0]" style:family="table-cell" style:parent-style-name="Default" style:data-style-name="N110"/>
    <style:style style:name="Comma" style:family="table-cell" style:parent-style-name="Default" style:data-style-name="N114"/>
    <style:style style:name="Comma_5b_0_5d_" style:display-name="Comma[0]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00.13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1-20T00:13:16</dc:date>
    <meta:print-date>1969-12-31T16:00:00</meta:print-date>
    <dc:creator>Andrea Mandolo</dc:creator>
    <meta:editing-duration>PT16H54M40S</meta:editing-duration>
    <meta:editing-cycles>11</meta:editing-cycles>
    <meta:generator>OpenOffice.org/3.2$Linux OpenOffice.org_project/320m19$Build-9505</meta:generator>
    <meta:document-statistic meta:table-count="6" meta:cell-count="7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2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001cm" svg:height="11.644cm" xlink:href=".." chart:class="chart:bar" chart:style-name="ch1">
        <chart:title svg:x="11.521cm" svg:y="0.232cm" chart:style-name="ch2">
          <text:p>RR - RP</text:p>
        </chart:title>
        <chart:legend chart:legend-position="top" svg:x="2.976cm" svg:y="1.047cm" chart:style-name="ch3"/>
        <chart:plot-area chart:style-name="ch4" table:cell-range-address="'RR-RP'.B2:'RR-RP'.H9" chart:data-source-has-labels="both" svg:x="0.545cm" svg:y="1.711cm" svg:width="23.499cm" svg:height="9.29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R-RP'.B3:'RR-RP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R-RP'.C3:'RR-RP'.C9" chart:label-cell-address="'RR-RP'.C2:'RR-RP'.C2" chart:class="chart:bar">
            <chart:data-point chart:repeated="7"/>
          </chart:series>
          <chart:series chart:style-name="ch9" chart:values-cell-range-address="'RR-RP'.D3:'RR-RP'.D9" chart:label-cell-address="'RR-RP'.D2:'RR-RP'.D2" chart:class="chart:bar">
            <chart:data-point chart:repeated="7"/>
          </chart:series>
          <chart:series chart:style-name="ch10" chart:values-cell-range-address="'RR-RP'.E3:'RR-RP'.E9" chart:label-cell-address="'RR-RP'.E2:'RR-RP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R-RP'.F3:'RR-RP'.F9" chart:label-cell-address="'RR-RP'.F2:'RR-RP'.F2" chart:class="chart:bar">
            <chart:data-point chart:style-name="ch11"/>
            <chart:data-point chart:repeated="6"/>
          </chart:series>
          <chart:series chart:style-name="ch13" chart:values-cell-range-address="'RR-RP'.G3:'RR-RP'.G9" chart:label-cell-address="'RR-RP'.G2:'RR-RP'.G2" chart:class="chart:bar">
            <chart:data-point chart:repeated="7"/>
          </chart:series>
          <chart:series chart:style-name="ch14" chart:values-cell-range-address="'RR-RP'.H3:'RR-RP'.H9" chart:label-cell-address="'RR-RP'.H2:'RR-RP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R-RP'.C2:'RR-RP'.C2">Responsabile</text:p>
              </table:table-cell>
              <table:table-cell office:value-type="string">
                <text:p text:id="'RR-RP'.D2:'RR-RP'.D2">Amministratore</text:p>
              </table:table-cell>
              <table:table-cell office:value-type="string">
                <text:p text:id="'RR-RP'.E2:'RR-RP'.E2">Analista</text:p>
              </table:table-cell>
              <table:table-cell office:value-type="string">
                <text:p text:id="'RR-RP'.F2:'RR-RP'.F2">Progettista</text:p>
              </table:table-cell>
              <table:table-cell office:value-type="string">
                <text:p text:id="'RR-RP'.G2:'RR-RP'.G2">Programmatore</text:p>
              </table:table-cell>
              <table:table-cell office:value-type="string">
                <text:p text:id="'RR-RP'.H2:'RR-RP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R-RP'.B3:'RR-RP'.B9">Baron</text:p>
              </table:table-cell>
              <table:table-cell office:value-type="float" office:value="8">
                <text:p text:id="'RR-RP'.C3:'RR-RP'.C9">8</text:p>
              </table:table-cell>
              <table:table-cell office:value-type="float" office:value="0">
                <text:p text:id="'RR-RP'.D3:'RR-RP'.D9">0</text:p>
              </table:table-cell>
              <table:table-cell office:value-type="float" office:value="12">
                <text:p text:id="'RR-RP'.E3:'RR-RP'.E9">12</text:p>
              </table:table-cell>
              <table:table-cell office:value-type="float" office:value="15">
                <text:p text:id="'RR-RP'.F3:'RR-RP'.F9">15</text:p>
              </table:table-cell>
              <table:table-cell office:value-type="float" office:value="0">
                <text:p text:id="'RR-RP'.G3:'RR-RP'.G9">0</text:p>
              </table:table-cell>
              <table:table-cell office:value-type="float" office:value="0">
                <text:p text:id="'RR-RP'.H3:'RR-RP'.H9">0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2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001cm" svg:height="11.659cm" xlink:href=".." chart:class="chart:bar" chart:style-name="ch1">
        <chart:title svg:x="11.494cm" svg:y="0.233cm" chart:style-name="ch2">
          <text:p>RP - RQ</text:p>
        </chart:title>
        <chart:legend chart:legend-position="top" svg:x="2.976cm" svg:y="1.049cm" chart:style-name="ch3"/>
        <chart:plot-area chart:style-name="ch4" table:cell-range-address="'RP-RQ'.B2:'RP-RQ'.H9" chart:data-source-has-labels="both" svg:x="0.544cm" svg:y="1.712cm" svg:width="23.499cm" svg:height="9.305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P-RQ'.B3:'RP-RQ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P-RQ'.C3:'RP-RQ'.C9" chart:label-cell-address="'RP-RQ'.C2:'RP-RQ'.C2" chart:class="chart:bar">
            <chart:data-point chart:repeated="7"/>
          </chart:series>
          <chart:series chart:style-name="ch9" chart:values-cell-range-address="'RP-RQ'.D3:'RP-RQ'.D9" chart:label-cell-address="'RP-RQ'.D2:'RP-RQ'.D2" chart:class="chart:bar">
            <chart:data-point chart:repeated="7"/>
          </chart:series>
          <chart:series chart:style-name="ch10" chart:values-cell-range-address="'RP-RQ'.E3:'RP-RQ'.E9" chart:label-cell-address="'RP-RQ'.E2:'RP-RQ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P-RQ'.F3:'RP-RQ'.F9" chart:label-cell-address="'RP-RQ'.F2:'RP-RQ'.F2" chart:class="chart:bar">
            <chart:data-point chart:style-name="ch11"/>
            <chart:data-point chart:repeated="6"/>
          </chart:series>
          <chart:series chart:style-name="ch13" chart:values-cell-range-address="'RP-RQ'.G3:'RP-RQ'.G9" chart:label-cell-address="'RP-RQ'.G2:'RP-RQ'.G2" chart:class="chart:bar">
            <chart:data-point chart:repeated="7"/>
          </chart:series>
          <chart:series chart:style-name="ch14" chart:values-cell-range-address="'RP-RQ'.H3:'RP-RQ'.H9" chart:label-cell-address="'RP-RQ'.H2:'RP-RQ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P-RQ'.C2:'RP-RQ'.C2">Responsabile</text:p>
              </table:table-cell>
              <table:table-cell office:value-type="string">
                <text:p text:id="'RP-RQ'.D2:'RP-RQ'.D2">Amministratore</text:p>
              </table:table-cell>
              <table:table-cell office:value-type="string">
                <text:p text:id="'RP-RQ'.E2:'RP-RQ'.E2">Analista</text:p>
              </table:table-cell>
              <table:table-cell office:value-type="string">
                <text:p text:id="'RP-RQ'.F2:'RP-RQ'.F2">Progettista</text:p>
              </table:table-cell>
              <table:table-cell office:value-type="string">
                <text:p text:id="'RP-RQ'.G2:'RP-RQ'.G2">Programmatore</text:p>
              </table:table-cell>
              <table:table-cell office:value-type="string">
                <text:p text:id="'RP-RQ'.H2:'RP-RQ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P-RQ'.B3:'RP-RQ'.B9">Baron</text:p>
              </table:table-cell>
              <table:table-cell office:value-type="float" office:value="0">
                <text:p text:id="'RP-RQ'.C3:'RP-RQ'.C9">0</text:p>
              </table:table-cell>
              <table:table-cell office:value-type="float" office:value="0">
                <text:p text:id="'RP-RQ'.D3:'RP-RQ'.D9">0</text:p>
              </table:table-cell>
              <table:table-cell office:value-type="float" office:value="0">
                <text:p text:id="'RP-RQ'.E3:'RP-RQ'.E9">0</text:p>
              </table:table-cell>
              <table:table-cell office:value-type="float" office:value="10">
                <text:p text:id="'RP-RQ'.F3:'RP-RQ'.F9">10</text:p>
              </table:table-cell>
              <table:table-cell office:value-type="float" office:value="10">
                <text:p text:id="'RP-RQ'.G3:'RP-RQ'.G9">10</text:p>
              </table:table-cell>
              <table:table-cell office:value-type="float" office:value="30">
                <text:p text:id="'RP-RQ'.H3:'RP-RQ'.H9">30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2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122">
      <style:chart-properties chart:link-data-style-to-source="false"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001cm" svg:height="12cm" xlink:href=".." chart:class="chart:bar" chart:style-name="ch1">
        <chart:title svg:x="11.64cm" svg:y="0.24cm" chart:style-name="ch2">
          <text:p>RQ-RA</text:p>
        </chart:title>
        <chart:legend chart:legend-position="top" svg:x="2.976cm" svg:y="1.063cm" chart:style-name="ch3"/>
        <chart:plot-area chart:style-name="ch4" table:cell-range-address="'RQ-RA'.B2:'RQ-RA'.H9" chart:data-source-has-labels="both" svg:x="0.543cm" svg:y="1.762cm" svg:width="23.498cm" svg:height="9.577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Q-RA'.B3:'RQ-RA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Q-RA'.C3:'RQ-RA'.C9" chart:label-cell-address="'RQ-RA'.C2:'RQ-RA'.C2" chart:class="chart:bar">
            <chart:data-point chart:repeated="7"/>
          </chart:series>
          <chart:series chart:style-name="ch9" chart:values-cell-range-address="'RQ-RA'.D3:'RQ-RA'.D9" chart:label-cell-address="'RQ-RA'.D2:'RQ-RA'.D2" chart:class="chart:bar">
            <chart:data-point chart:repeated="7"/>
          </chart:series>
          <chart:series chart:style-name="ch10" chart:values-cell-range-address="'RQ-RA'.E3:'RQ-RA'.E9" chart:label-cell-address="'RQ-RA'.E2:'RQ-RA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Q-RA'.F3:'RQ-RA'.F9" chart:label-cell-address="'RQ-RA'.F2:'RQ-RA'.F2" chart:class="chart:bar">
            <chart:data-point chart:style-name="ch11"/>
            <chart:data-point chart:repeated="6"/>
          </chart:series>
          <chart:series chart:style-name="ch13" chart:values-cell-range-address="'RQ-RA'.G3:'RQ-RA'.G9" chart:label-cell-address="'RQ-RA'.G2:'RQ-RA'.G2" chart:class="chart:bar">
            <chart:data-point chart:repeated="7"/>
          </chart:series>
          <chart:series chart:style-name="ch14" chart:values-cell-range-address="'RQ-RA'.H3:'RQ-RA'.H9" chart:label-cell-address="'RQ-RA'.H2:'RQ-RA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Q-RA'.C2:'RQ-RA'.C2">Responsabile</text:p>
              </table:table-cell>
              <table:table-cell office:value-type="string">
                <text:p text:id="'RQ-RA'.D2:'RQ-RA'.D2">Amministratore</text:p>
              </table:table-cell>
              <table:table-cell office:value-type="string">
                <text:p text:id="'RQ-RA'.E2:'RQ-RA'.E2">Analista</text:p>
              </table:table-cell>
              <table:table-cell office:value-type="string">
                <text:p text:id="'RQ-RA'.F2:'RQ-RA'.F2">Progettista</text:p>
              </table:table-cell>
              <table:table-cell office:value-type="string">
                <text:p text:id="'RQ-RA'.G2:'RQ-RA'.G2">Programmatore</text:p>
              </table:table-cell>
              <table:table-cell office:value-type="string">
                <text:p text:id="'RQ-RA'.H2:'RQ-RA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Q-RA'.B3:'RQ-RA'.B9">Baron</text:p>
              </table:table-cell>
              <table:table-cell office:value-type="float" office:value="0">
                <text:p text:id="'RQ-RA'.C3:'RQ-RA'.C9">0</text:p>
              </table:table-cell>
              <table:table-cell office:value-type="float" office:value="0">
                <text:p text:id="'RQ-RA'.D3:'RQ-RA'.D9">0</text:p>
              </table:table-cell>
              <table:table-cell office:value-type="float" office:value="0">
                <text:p text:id="'RQ-RA'.E3:'RQ-RA'.E9">0</text:p>
              </table:table-cell>
              <table:table-cell office:value-type="float" office:value="0">
                <text:p text:id="'RQ-RA'.F3:'RQ-RA'.F9">0</text:p>
              </table:table-cell>
              <table:table-cell office:value-type="float" office:value="15">
                <text:p text:id="'RQ-RA'.G3:'RQ-RA'.G9">15</text:p>
              </table:table-cell>
              <table:table-cell office:value-type="float" office:value="5">
                <text:p text:id="'RQ-RA'.H3:'RQ-RA'.H9">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true" chart:data-label-symbol="false"/>
      <style:graphic-properties draw:stroke="none" draw:fill-color="#004586" dr3d:edge-rounding="5%"/>
      <style:text-properties fo:font-size="12pt" fo:font-weight="bold" style:font-size-asian="6pt" style:font-size-complex="6pt" style:font-relief="embossed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04cm" svg:height="11.195cm" xlink:href=".." chart:class="chart:circle" chart:style-name="ch1">
        <chart:title svg:x="9.068cm" svg:y="0.224cm" chart:style-name="ch2">
          <text:p>RIPARTIZIONE COSTI</text:p>
        </chart:title>
        <chart:plot-area chart:style-name="ch3" table:cell-range-address="TOTALI.B37:TOTALI.G38" chart:data-source-has-labels="row" svg:x="0.228cm" svg:y="0.605cm" svg:width="22.942cm" svg:height="9.912cm" dr3d:transform="matrix (-0.849400252653894 -0.487318549016518 -0.202582927651707 0.443964468320195 -0.867348012056723 0.224951054343866 -0.285332720977928 0.101133860628801 0.953077741096521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841004563094115 -0.0190174319280587 0.61020460678180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I.B37:TOTALI.G3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I.B38:TOTALI.G3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I.B37:TOTALI.G37"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 text:id="">Riga 38</text:p>
              </table:table-cell>
              <table:table-cell office:value-type="float" office:value="1110">
                <text:p text:id="TOTALI.B38:TOTALI.G38">1110</text:p>
              </table:table-cell>
              <table:table-cell office:value-type="float" office:value="860">
                <text:p>860</text:p>
              </table:table-cell>
              <table:table-cell office:value-type="float" office:value="750">
                <text:p>750</text:p>
              </table:table-cell>
              <table:table-cell office:value-type="float" office:value="4290">
                <text:p>4290</text:p>
              </table:table-cell>
              <table:table-cell office:value-type="float" office:value="2475">
                <text:p>2475</text:p>
              </table:table-cell>
              <table:table-cell office:value-type="float" office:value="3975">
                <text:p>3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true" chart:data-label-symbol="false"/>
      <style:graphic-properties draw:stroke="none" draw:fill-color="#004586" dr3d:edge-rounding="5%"/>
      <style:text-properties fo:font-size="12pt" fo:font-weight="bold" style:font-size-asian="6pt" style:font-size-complex="6pt" style:font-relief="embossed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04cm" svg:height="11.195cm" xlink:href=".." chart:class="chart:circle" chart:style-name="ch1">
        <chart:title svg:x="9.055cm" svg:y="0.224cm" chart:style-name="ch2">
          <text:p>RIPARTIZIONE RUOLI</text:p>
        </chart:title>
        <chart:plot-area chart:style-name="ch3" table:cell-range-address="TOTALI.B3:TOTALI.G4" chart:data-source-has-labels="row" svg:x="0.228cm" svg:y="0.605cm" svg:width="22.943cm" svg:height="9.912cm" dr3d:transform="matrix (-0.849400252653894 -0.487318549016518 -0.202582927651707 0.443964468320195 -0.867348012056723 0.224951054343866 -0.285332720977928 0.101133860628801 0.953077741096521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841004563094115 -0.0190174319280587 0.61020460678180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I.B3:TOTALI.G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I.B4:TOTALI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I.B3:TOTALI.G3"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 text:id="">Riga 4</text:p>
              </table:table-cell>
              <table:table-cell office:value-type="float" office:value="37">
                <text:p text:id="TOTALI.B4:TOTALI.G4">37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65">
                <text:p>165</text:p>
              </table:table-cell>
              <table:table-cell office:value-type="float" office:value="265">
                <text:p>2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2">
      <number:number number:decimal-places="0" number:min-integer-digits="0"/>
    </number:number-style>
    <number:number-style style:name="N5104" number:language="it" number:country="IT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8pt" style:font-size-complex="8pt"/>
    </style:style>
    <style:style style:name="ch4" style:family="chart">
      <style:chart-properties chart:three-dimensional="true"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1pt" fo:font-weight="bold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1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 style:data-style-name="N122" style:percentage-data-style-name="N5104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78cm" svg:height="13.996cm" xlink:href=".." chart:class="chart:bar" chart:style-name="ch1">
        <chart:title svg:x="8.16cm" svg:y="0.552cm" chart:style-name="ch2">
          <text:p>RIPARTIZIONE RUOLI PER RISORSA</text:p>
        </chart:title>
        <chart:legend chart:legend-position="top" svg:x="4.832cm" svg:y="1.852cm" chart:style-name="ch3"/>
        <chart:plot-area chart:style-name="ch4" table:cell-range-address="RUOLI.B3:RUOLI.H10" chart:data-source-has-labels="both" svg:x="1.17cm" svg:y="1.687cm" svg:width="21.888cm" svg:height="12.3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UOLI.B4:RUOLI.B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RUOLI.C4:RUOLI.C10" chart:label-cell-address="RUOLI.C3:RUOLI.C3" chart:class="chart:bar">
            <chart:data-point chart:repeated="7"/>
          </chart:series>
          <chart:series chart:style-name="ch10" chart:values-cell-range-address="RUOLI.D4:RUOLI.D10" chart:label-cell-address="RUOLI.D3:RUOLI.D3" chart:class="chart:bar">
            <chart:data-point chart:repeated="7"/>
          </chart:series>
          <chart:series chart:style-name="ch11" chart:values-cell-range-address="RUOLI.E4:RUOLI.E10" chart:label-cell-address="RUOLI.E3:RUOLI.E3" chart:class="chart:bar">
            <chart:data-point chart:repeated="7"/>
          </chart:series>
          <chart:series chart:style-name="ch12" chart:values-cell-range-address="RUOLI.F4:RUOLI.F10" chart:label-cell-address="RUOLI.F3:RUOLI.F3" chart:class="chart:bar">
            <chart:data-point chart:repeated="7"/>
          </chart:series>
          <chart:series chart:style-name="ch13" chart:values-cell-range-address="RUOLI.G4:RUOLI.G10" chart:label-cell-address="RUOLI.G3:RUOLI.G3" chart:class="chart:bar">
            <chart:data-point chart:repeated="7"/>
          </chart:series>
          <chart:series chart:style-name="ch14" chart:values-cell-range-address="RUOLI.H4:RUOLI.H10" chart:label-cell-address="RUOLI.H3:RUOLI.H3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UOLI.C3:RUOLI.C3">Responsabile</text:p>
              </table:table-cell>
              <table:table-cell office:value-type="string">
                <text:p text:id="RUOLI.D3:RUOLI.D3">Amministratore</text:p>
              </table:table-cell>
              <table:table-cell office:value-type="string">
                <text:p text:id="RUOLI.E3:RUOLI.E3">Analista</text:p>
              </table:table-cell>
              <table:table-cell office:value-type="string">
                <text:p text:id="RUOLI.F3:RUOLI.F3">Progettista</text:p>
              </table:table-cell>
              <table:table-cell office:value-type="string">
                <text:p text:id="RUOLI.G3:RUOLI.G3">Programmatore</text:p>
              </table:table-cell>
              <table:table-cell office:value-type="string">
                <text:p text:id="RUOLI.H3:RUOLI.H3">Verificatore</text:p>
              </table:table-cell>
            </table:table-row>
          </table:table-header-rows>
          <table:table-rows>
            <table:table-row>
              <table:table-cell office:value-type="string">
                <text:p text:id="RUOLI.B4:RUOLI.B10">Baron</text:p>
              </table:table-cell>
              <table:table-cell office:value-type="float" office:value="8">
                <text:p text:id="RUOLI.C4:RUOLI.C10">8</text:p>
              </table:table-cell>
              <table:table-cell office:value-type="float" office:value="0">
                <text:p text:id="RUOLI.D4:RUOLI.D10">0</text:p>
              </table:table-cell>
              <table:table-cell office:value-type="float" office:value="12">
                <text:p text:id="RUOLI.E4:RUOLI.E10">12</text:p>
              </table:table-cell>
              <table:table-cell office:value-type="float" office:value="25">
                <text:p text:id="RUOLI.F4:RUOLI.F10">25</text:p>
              </table:table-cell>
              <table:table-cell office:value-type="float" office:value="25">
                <text:p text:id="RUOLI.G4:RUOLI.G10">25</text:p>
              </table:table-cell>
              <table:table-cell office:value-type="float" office:value="35">
                <text:p text:id="RUOLI.H4:RUOLI.H10">3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